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702cm"/>
    </style:style>
    <style:style style:family="table-row" style:name="ro8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4" table:number-columns-repeated="10"/>
        <table:table-column table:style-name="co4" table:default-cell-style-name="ce24"/>
        <table:table-column table:style-name="co5" table:default-cell-style-name="ce24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5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TL ColHeader" table:number-columns-repeated="4"/>
          <table:covered-table-cell table:style-name="ce36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6"/>
          <table:table-cell table:style-name="ce6" table:number-columns-repeated="3"/>
          <table:table-cell table:style-name="ce16" table:number-columns-repeated="2"/>
          <table:table-cell table:style-name="ce6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msterdam *</text:p>
          </table:table-cell>
          <table:table-cell/>
          <table:table-cell ns41:value-type="float" table:style-name="TL Data" office:value="24532" office:value-type="float">
            <text:p>24532</text:p>
          </table:table-cell>
          <table:table-cell ns41:value-type="float" table:style-name="TL Data" office:value="45969" office:value-type="float">
            <text:p>45969</text:p>
          </table:table-cell>
          <table:table-cell ns41:value-type="float" table:style-name="TL Data" office:value="58362" office:value-type="float">
            <text:p>58362</text:p>
          </table:table-cell>
          <table:table-cell ns41:value-type="float" table:style-name="TL Data" office:value="33738" office:value-type="float">
            <text:p>33738</text:p>
          </table:table-cell>
          <table:table-cell ns41:value-type="float" table:style-name="TL Data" office:value="3248" office:value-type="float">
            <text:p>3248</text:p>
          </table:table-cell>
          <table:table-cell table:formula="of:=SUM([.E8:.G8])" ns41:value-type="float" table:style-name="TL Data" office:value-type="float" office:value="95348">
            <text:p>95348</text:p>
          </table:table-cell>
          <table:table-cell ns41:value-type="float" table:style-name="TL Data" office:value="70390" office:value-type="float">
            <text:p>70390</text:p>
          </table:table-cell>
          <table:table-cell ns41:value-type="float" table:style-name="TL Data" office:value="33786" office:value-type="float">
            <text:p>33786</text:p>
          </table:table-cell>
          <table:table-cell ns41:value-type="float" table:style-name="TL Data" office:value="11825" office:value-type="float">
            <text:p>11825</text:p>
          </table:table-cell>
          <table:table-cell table:formula="of:=SUM([.I8:.K8])" ns41:value-type="float" table:style-name="TL Data" office:value-type="float" office:value="116001">
            <text:p>116001</text:p>
          </table:table-cell>
          <table:table-cell table:formula="of:=SUM([.L8];[.H8])" ns41:value-type="float" table:style-name="TL Data" office:value-type="float" office:value="211349">
            <text:p>211349</text:p>
          </table:table-cell>
          <table:table-cell ns41:value-type="float" table:style-name="TL Data" office:value="143123" office:value-type="float">
            <text:p>143123</text:p>
          </table:table-cell>
          <table:table-cell ns41:value-type="float" table:style-name="TL Data" office:value="44858" office:value-type="float">
            <text:p>44858</text:p>
          </table:table-cell>
          <table:table-cell ns41:value-type="float" table:style-name="TL Data" office:value="23132" office:value-type="float">
            <text:p>23132</text:p>
          </table:table-cell>
          <table:table-cell ns41:value-type="float" table:style-name="TL Data" office:value="236" office:value-type="float">
            <text:p>23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32" office:value-type="float">
            <text:p>32</text:p>
          </table:table-cell>
          <table:table-cell ns41:value-type="float" table:style-name="ce56" office:value="33" office:value-type="float">
            <text:p>33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66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arlem *</text:p>
          </table:table-cell>
          <table:table-cell/>
          <table:table-cell ns41:value-type="float" table:style-name="TL Data" office:value="4508" office:value-type="float">
            <text:p>4508</text:p>
          </table:table-cell>
          <table:table-cell ns41:value-type="float" table:style-name="TL Data" office:value="5080" office:value-type="float">
            <text:p>5080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3890" office:value-type="float">
            <text:p>3890</text:p>
          </table:table-cell>
          <table:table-cell ns41:value-type="float" table:style-name="TL Data" office:value="402" office:value-type="float">
            <text:p>402</text:p>
          </table:table-cell>
          <table:table-cell table:formula="of:=SUM([.E9:.G9])" ns41:value-type="float" table:style-name="TL Data" office:value-type="float" office:value="11172">
            <text:p>11172</text:p>
          </table:table-cell>
          <table:table-cell ns41:value-type="float" table:style-name="TL Data" office:value="7669" office:value-type="float">
            <text:p>7669</text:p>
          </table:table-cell>
          <table:table-cell ns41:value-type="float" table:style-name="TL Data" office:value="3870" office:value-type="float">
            <text:p>3870</text:p>
          </table:table-cell>
          <table:table-cell ns41:value-type="float" table:style-name="TL Data" office:value="1301" office:value-type="float">
            <text:p>1301</text:p>
          </table:table-cell>
          <table:table-cell table:formula="of:=SUM([.I9:.K9])" ns41:value-type="float" table:style-name="TL Data" office:value-type="float" office:value="12840">
            <text:p>12840</text:p>
          </table:table-cell>
          <table:table-cell table:formula="of:=SUM([.L9];[.H9])" ns41:value-type="float" table:style-name="TL Data" office:value-type="float" office:value="24012">
            <text:p>24012</text:p>
          </table:table-cell>
          <table:table-cell ns41:value-type="float" table:style-name="TL Data" office:value="14632" office:value-type="float">
            <text:p>14632</text:p>
          </table:table-cell>
          <table:table-cell ns41:value-type="float" table:style-name="TL Data" office:value="8908" office:value-type="float">
            <text:p>890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lkmaar *</text:p>
          </table:table-cell>
          <table:table-cell/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70" office:value-type="float">
            <text:p>170</text:p>
          </table:table-cell>
          <table:table-cell table:formula="of:=SUM([.E10:.G10])" ns41:value-type="float" table:style-name="TL Data" office:value-type="float" office:value="4666">
            <text:p>4666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533" office:value-type="float">
            <text:p>533</text:p>
          </table:table-cell>
          <table:table-cell table:formula="of:=SUM([.I10:.K10])" ns41:value-type="float" table:style-name="TL Data" office:value-type="float" office:value="5169">
            <text:p>5169</text:p>
          </table:table-cell>
          <table:table-cell table:formula="of:=SUM([.L10];[.H10])" ns41:value-type="float" table:style-name="TL Data" office:value-type="float" office:value="9835">
            <text:p>9835</text:p>
          </table:table-cell>
          <table:table-cell ns41:value-type="float" table:style-name="TL Data" office:value="5457" office:value-type="float">
            <text:p>5457</text:p>
          </table:table-cell>
          <table:table-cell ns41:value-type="float" table:style-name="TL Data" office:value="4170" office:value-type="float">
            <text:p>417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orn *</text:p>
          </table:table-cell>
          <table:table-cell/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2784" office:value-type="float">
            <text:p>2784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169" office:value-type="float">
            <text:p>169</text:p>
          </table:table-cell>
          <table:table-cell table:formula="of:=SUM([.E11:.G11])" ns41:value-type="float" table:style-name="TL Data" office:value-type="float" office:value="4396">
            <text:p>4396</text:p>
          </table:table-cell>
          <table:table-cell ns41:value-type="float" table:style-name="TL Data" office:value="2529" office:value-type="float">
            <text:p>2529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I11:.K11])" ns41:value-type="float" table:style-name="TL Data" office:value-type="float" office:value="4272">
            <text:p>4272</text:p>
          </table:table-cell>
          <table:table-cell table:formula="of:=SUM([.L11];[.H11])" ns41:value-type="float" table:style-name="TL Data" office:value-type="float" office:value="8668">
            <text:p>8668</text:p>
          </table:table-cell>
          <table:table-cell ns41:value-type="float" table:style-name="TL Data" office:value="5533" office:value-type="float">
            <text:p>5533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12" office:value-type="float">
            <text:p>112</text:p>
          </table:table-cell>
          <table:table-cell table:formula="of:=SUM([.E12:.G12])" ns41:value-type="float" table:style-name="TL Data" office:value-type="float" office:value="2364">
            <text:p>2364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277" office:value-type="float">
            <text:p>277</text:p>
          </table:table-cell>
          <table:table-cell table:formula="of:=SUM([.I12:.K12])" ns41:value-type="float" table:style-name="TL Data" office:value-type="float" office:value="2624">
            <text:p>2624</text:p>
          </table:table-cell>
          <table:table-cell table:formula="of:=SUM([.L12];[.H12])" ns41:value-type="float" table:style-name="TL Data" office:value-type="float" office:value="4988">
            <text:p>4988</text:p>
          </table:table-cell>
          <table:table-cell ns41:value-type="float" table:style-name="TL Data" office:value="4200" office:value-type="float">
            <text:p>4200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edemblik *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3:.G13])" ns41:value-type="float" table:style-name="TL Data" office:value-type="float" office:value="1374">
            <text:p>1374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I13:.K13])" ns41:value-type="float" table:style-name="TL Data" office:value-type="float" office:value="1433">
            <text:p>1433</text:p>
          </table:table-cell>
          <table:table-cell table:formula="of:=SUM([.L13];[.H13])" ns41:value-type="float" table:style-name="TL Data" office:value-type="float" office:value="2807">
            <text:p>2807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88" office:value-type="float">
            <text:p>88</text:p>
          </table:table-cell>
          <table:table-cell table:formula="of:=SUM([.E14:.G14])" ns41:value-type="float" table:style-name="TL Data" office:value-type="float" office:value="1950">
            <text:p>1950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97" office:value-type="float">
            <text:p>197</text:p>
          </table:table-cell>
          <table:table-cell table:formula="of:=SUM([.I14:.K14])" ns41:value-type="float" table:style-name="TL Data" office:value-type="float" office:value="2074">
            <text:p>2074</text:p>
          </table:table-cell>
          <table:table-cell table:formula="of:=SUM([.L14];[.H14])" ns41:value-type="float" table:style-name="TL Data" office:value-type="float" office:value="4024">
            <text:p>4024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onnickendam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15:.G15])" ns41:value-type="float" table:style-name="TL Data" office:value-type="float" office:value="1182">
            <text:p>1182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I15:.K15])" ns41:value-type="float" table:style-name="TL Data" office:value-type="float" office:value="1294">
            <text:p>1294</text:p>
          </table:table-cell>
          <table:table-cell table:formula="of:=SUM([.L15];[.H15])" ns41:value-type="float" table:style-name="TL Data" office:value-type="float" office:value="2476">
            <text:p>2476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81" office:value-type="float">
            <text:p>81</text:p>
          </table:table-cell>
          <table:table-cell table:formula="of:=SUM([.E16:.G16])" ns41:value-type="float" table:style-name="TL Data" office:value-type="float" office:value="1580">
            <text:p>1580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88" office:value-type="float">
            <text:p>188</text:p>
          </table:table-cell>
          <table:table-cell table:formula="of:=SUM([.I16:.K16])" ns41:value-type="float" table:style-name="TL Data" office:value-type="float" office:value="1792">
            <text:p>1792</text:p>
          </table:table-cell>
          <table:table-cell table:formula="of:=SUM([.L16];[.H16])" ns41:value-type="float" table:style-name="TL Data" office:value-type="float" office:value="3372">
            <text:p>3372</text:p>
          </table:table-cell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7:.G17])" ns41:value-type="float" table:style-name="TL Data" office:value-type="float" office:value="1365">
            <text:p>1365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67" office:value-type="float">
            <text:p>167</text:p>
          </table:table-cell>
          <table:table-cell table:formula="of:=SUM([.I17:.K17])" ns41:value-type="float" table:style-name="TL Data" office:value-type="float" office:value="1589">
            <text:p>1589</text:p>
          </table:table-cell>
          <table:table-cell table:formula="of:=SUM([.L17];[.H17])" ns41:value-type="float" table:style-name="TL Data" office:value-type="float" office:value="2954">
            <text:p>2954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212" office:value-type="float">
            <text:p>212</text:p>
          </table:table-cell>
          <table:table-cell table:formula="of:=SUM([.E18:.G18])" ns41:value-type="float" table:style-name="TL Data" office:value-type="float" office:value="5275">
            <text:p>5275</text:p>
          </table:table-cell>
          <table:table-cell ns41:value-type="float" table:style-name="TL Data" office:value="3503" office:value-type="float">
            <text:p>3503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563" office:value-type="float">
            <text:p>563</text:p>
          </table:table-cell>
          <table:table-cell table:formula="of:=SUM([.I18:.K18])" ns41:value-type="float" table:style-name="TL Data" office:value-type="float" office:value="5864">
            <text:p>5864</text:p>
          </table:table-cell>
          <table:table-cell table:formula="of:=SUM([.L18];[.H18])" ns41:value-type="float" table:style-name="TL Data" office:value-type="float" office:value="11139">
            <text:p>11139</text:p>
          </table:table-cell>
          <table:table-cell ns41:value-type="float" table:style-name="TL Data" office:value="9253" office:value-type="float">
            <text:p>9253</text:p>
          </table:table-cell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6"/>
          <table:table-cell table:formula="of:=SUM([.C8:.C18])" ns41:value-type="float" table:style-name="TL Data" office:value-type="float" office:value="38349">
            <text:p>38349</text:p>
          </table:table-cell>
          <table:table-cell table:formula="of:=SUM([.D8:.D18])" ns41:value-type="float" table:style-name="TL Data" office:value-type="float" office:value="61801">
            <text:p>61801</text:p>
          </table:table-cell>
          <table:table-cell table:formula="of:=SUM([.E8:.E18])" ns41:value-type="float" table:style-name="TL Data" office:value-type="float" office:value="80369">
            <text:p>80369</text:p>
          </table:table-cell>
          <table:table-cell table:formula="of:=SUM([.F8:.F18])" ns41:value-type="float" table:style-name="TL Data" office:value-type="float" office:value="45683">
            <text:p>45683</text:p>
          </table:table-cell>
          <table:table-cell table:formula="of:=SUM([.G8:.G18])" ns41:value-type="float" table:style-name="TL Data" office:value-type="float" office:value="4620">
            <text:p>4620</text:p>
          </table:table-cell>
          <table:table-cell table:formula="of:=SUM([.H8:.H18])" ns41:value-type="float" table:style-name="TL Data" office:value-type="float" office:value="130672">
            <text:p>130672</text:p>
          </table:table-cell>
          <table:table-cell table:formula="of:=SUM([.I8:.I18])" ns41:value-type="float" table:style-name="TL Data" office:value-type="float" office:value="93669">
            <text:p>93669</text:p>
          </table:table-cell>
          <table:table-cell table:formula="of:=SUM([.J8:.J18])" ns41:value-type="float" table:style-name="TL Data" office:value-type="float" office:value="45596">
            <text:p>45596</text:p>
          </table:table-cell>
          <table:table-cell table:formula="of:=SUM([.K8:.K18])" ns41:value-type="float" table:style-name="TL Data" office:value-type="float" office:value="15687">
            <text:p>15687</text:p>
          </table:table-cell>
          <table:table-cell table:formula="of:=SUM([.L8:.L18])" ns41:value-type="float" table:style-name="TL Data" office:value-type="float" office:value="154952">
            <text:p>154952</text:p>
          </table:table-cell>
          <table:table-cell table:formula="of:=SUM([.M8:.M18])" ns41:value-type="float" table:style-name="TL Data" office:value-type="float" office:value="285624">
            <text:p>285624</text:p>
          </table:table-cell>
          <table:table-cell table:formula="of:=SUM([.N8:.N18])" ns41:value-type="float" table:style-name="TL Data" office:value-type="float" office:value="192656">
            <text:p>192656</text:p>
          </table:table-cell>
          <table:table-cell table:formula="of:=SUM([.O8:.O18])" ns41:value-type="float" table:style-name="TL Data" office:value-type="float" office:value="67891">
            <text:p>67891</text:p>
          </table:table-cell>
          <table:table-cell table:formula="of:=SUM([.P8:.P18])" ns41:value-type="float" table:style-name="TL Data" office:value-type="float" office:value="24711">
            <text:p>24711</text:p>
          </table:table-cell>
          <table:table-cell table:formula="of:=SUM([.Q8:.Q18])" ns41:value-type="float" table:style-name="TL Data" office:value-type="float" office:value="366">
            <text:p>36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68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Hieronder begrepen het garnizoen, bestaande uit 1272 manschappen.</text:p>
          </table:table-cell>
          <table:table-cell table:style-name="ce17"/>
          <table:table-cell table:style-name="ce25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ns41:value-type="string" table:style-name="TL Metadata" office:value-type="string">
            <text:p>2.Hieronder begrepen het garnizoen, bestaande uit 509 manschappen.</text:p>
          </table:table-cell>
          <table:table-cell table:style-name="ce12"/>
          <table:table-cell table:style-name="ce26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ns41:value-type="string" table:style-name="TL Metadata" office:value-type="string">
            <text:p>3.Hieronder begrepen het garnizoen, bestaande uit 296 manschappen.</text:p>
          </table:table-cell>
          <table:table-cell table:style-name="ce12"/>
          <table:table-cell table:style-name="ce26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ns41:value-type="string" table:style-name="TL Metadata" office:value-type="string">
            <text:p>4.Hieronder begrepen het garnizoen, bestaande uit 481 manschappen.</text:p>
          </table:table-cell>
          <table:table-cell table:style-name="ce12"/>
          <table:table-cell table:style-name="ce26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1">
          <table:table-cell ns41:value-type="string" table:style-name="TL Metadata" office:value-type="string">
            <text:p>5.Instructievaartuig Urania, 25 man; detachement Mariniers 33, te zamen 58 manschappen'.</text:p>
          </table:table-cell>
          <table:table-cell table:style-name="ce13"/>
          <table:table-cell table:style-name="ce27" table:number-columns-repeated="15"/>
          <table:table-cell table:style-name="ce13" table:number-columns-repeated="5"/>
          <table:table-cell table:style-name="ce71"/>
          <table:table-cell table:number-columns-repeated="1001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6"/>
        <table:table-column table:style-name="co2" table:default-cell-style-name="ce6"/>
        <table:table-column table:style-name="co9" table:default-cell-style-name="ce81" table:number-columns-repeated="10"/>
        <table:table-column table:style-name="co10" table:default-cell-style-name="ce81"/>
        <table:table-column table:style-name="co11" table:default-cell-style-name="ce24"/>
        <table:table-column table:style-name="co12" table:default-cell-style-name="ce24" table:number-columns-repeated="3"/>
        <table:table-column table:style-name="co13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7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5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75"/>
          <table:table-cell table:style-name="ce2"/>
          <table:covered-table-cell table:style-name="ce20"/>
          <table:covered-table-cell table:style-name="TL ColHeader" table:number-columns-repeated="4"/>
          <table:covered-table-cell table:style-name="ce36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80" table:number-columns-repeated="5"/>
          <table:table-cell table:style-name="ce72"/>
          <table:table-cell table:style-name="ce80" table:number-columns-repeated="3"/>
          <table:table-cell table:style-name="ce72" table:number-columns-repeated="2"/>
          <table:table-cell table:style-name="ce13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8:.G8])" ns41:value-type="float" table:style-name="TL Data" office:value-type="float" office:value="1241">
            <text:p>124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98" office:value-type="float">
            <text:p>98</text:p>
          </table:table-cell>
          <table:table-cell table:formula="of:=SUM([.I8:.K8])" ns41:value-type="float" table:style-name="TL Data" office:value-type="float" office:value="1233">
            <text:p>1233</text:p>
          </table:table-cell>
          <table:table-cell table:formula="of:=SUM([.H8]+[.L8])" ns41:value-type="float" table:style-name="TL Data" office:value-type="float" office:value="2474">
            <text:p>2474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32" office:value-type="float">
            <text:p>32</text:p>
          </table:table-cell>
          <table:table-cell ns41:value-type="float" table:style-name="ce56" office:value="33" office:value-type="float">
            <text:p>33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66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9:.G9])" ns41:value-type="float" table:style-name="TL Data" office:value-type="float" office:value="359">
            <text:p>35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9:.K9])" ns41:value-type="float" table:style-name="TL Data" office:value-type="float" office:value="372">
            <text:p>372</text:p>
          </table:table-cell>
          <table:table-cell table:formula="of:=SUM([.H9]+[.L9])" ns41:value-type="float" table:style-name="TL Data" office:value-type="float" office:value="731">
            <text:p>73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10:.G10])" ns41:value-type="float" table:style-name="TL Data" office:value-type="float" office:value="522">
            <text:p>52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10:.K10])" ns41:value-type="float" table:style-name="TL Data" office:value-type="float" office:value="442">
            <text:p>442</text:p>
          </table:table-cell>
          <table:table-cell table:formula="of:=SUM([.H10]+[.L10])" ns41:value-type="float" table:style-name="TL Data" office:value-type="float" office:value="964">
            <text:p>96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16" office:value-type="float">
            <text:p>4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1:.G11])" ns41:value-type="float" table:style-name="TL Data" office:value-type="float" office:value="741">
            <text:p>741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11:.K11])" ns41:value-type="float" table:style-name="TL Data" office:value-type="float" office:value="715">
            <text:p>715</text:p>
          </table:table-cell>
          <table:table-cell table:formula="of:=SUM([.H11]+[.L11])" ns41:value-type="float" table:style-name="TL Data" office:value-type="float" office:value="1456">
            <text:p>1456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" office:value-type="float">
            <text:p>8</text:p>
          </table:table-cell>
          <table:table-cell table:formula="of:=SUM([.E12:.G12])" ns41:value-type="float" table:style-name="TL Data" office:value-type="float" office:value="228">
            <text:p>22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12:.K12])" ns41:value-type="float" table:style-name="TL Data" office:value-type="float" office:value="270">
            <text:p>270</text:p>
          </table:table-cell>
          <table:table-cell table:formula="of:=SUM([.H12]+[.L12])" ns41:value-type="float" table:style-name="TL Data" office:value-type="float" office:value="498">
            <text:p>49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13:.G13])" ns41:value-type="float" table:style-name="TL Data" office:value-type="float" office:value="1359">
            <text:p>1359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13:.K13])" ns41:value-type="float" table:style-name="TL Data" office:value-type="float" office:value="1352">
            <text:p>1352</text:p>
          </table:table-cell>
          <table:table-cell table:formula="of:=SUM([.H13]+[.L13])" ns41:value-type="float" table:style-name="TL Data" office:value-type="float" office:value="2711">
            <text:p>2711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table:formula="of:=SUM([.E14:.G14])" ns41:value-type="float" table:style-name="TL Data" office:value-type="float" office:value="199">
            <text:p>19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" office:value-type="float">
            <text:p>8</text:p>
          </table:table-cell>
          <table:table-cell table:formula="of:=SUM([.I14:.K14])" ns41:value-type="float" table:style-name="TL Data" office:value-type="float" office:value="195">
            <text:p>195</text:p>
          </table:table-cell>
          <table:table-cell table:formula="of:=SUM([.H14]+[.L14])" ns41:value-type="float" table:style-name="TL Data" office:value-type="float" office:value="394">
            <text:p>39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5:.G15])" ns41:value-type="float" table:style-name="TL Data" office:value-type="float" office:value="773">
            <text:p>77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15:.K15])" ns41:value-type="float" table:style-name="TL Data" office:value-type="float" office:value="790">
            <text:p>790</text:p>
          </table:table-cell>
          <table:table-cell table:formula="of:=SUM([.H15]+[.L15])" ns41:value-type="float" table:style-name="TL Data" office:value-type="float" office:value="1563">
            <text:p>1563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6:.G16])" ns41:value-type="float" table:style-name="TL Data" office:value-type="float" office:value="1456">
            <text:p>1456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16:.K16])" ns41:value-type="float" table:style-name="TL Data" office:value-type="float" office:value="1515">
            <text:p>1515</text:p>
          </table:table-cell>
          <table:table-cell table:formula="of:=SUM([.H16]+[.L16])" ns41:value-type="float" table:style-name="TL Data" office:value-type="float" office:value="2971">
            <text:p>2971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671" office:value-type="float">
            <text:p>67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7:.G17])" ns41:value-type="float" table:style-name="TL Data" office:value-type="float" office:value="219">
            <text:p>21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17:.K17])" ns41:value-type="float" table:style-name="TL Data" office:value-type="float" office:value="198">
            <text:p>198</text:p>
          </table:table-cell>
          <table:table-cell table:formula="of:=SUM([.H17]+[.L17])" ns41:value-type="float" table:style-name="TL Data" office:value-type="float" office:value="417">
            <text:p>41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table:formula="of:=SUM([.E18:.G18])" ns41:value-type="float" table:style-name="TL Data" office:value-type="float" office:value="205">
            <text:p>20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8:.K18])" ns41:value-type="float" table:style-name="TL Data" office:value-type="float" office:value="223">
            <text:p>223</text:p>
          </table:table-cell>
          <table:table-cell table:formula="of:=SUM([.H18]+[.L18])" ns41:value-type="float" table:style-name="TL Data" office:value-type="float" office:value="428">
            <text:p>42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9:.G19])" ns41:value-type="float" table:style-name="TL Data" office:value-type="float" office:value="461">
            <text:p>46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9:.K19])" ns41:value-type="float" table:style-name="TL Data" office:value-type="float" office:value="473">
            <text:p>473</text:p>
          </table:table-cell>
          <table:table-cell table:formula="of:=SUM([.H19]+[.L19])" ns41:value-type="float" table:style-name="TL Data" office:value-type="float" office:value="934">
            <text:p>93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rkenro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table:formula="of:=SUM([.E20:.G20])" ns41:value-type="float" table:style-name="TL Data" office:value-type="float" office:value="33">
            <text:p>3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SUM([.I20:.K20])" ns41:value-type="float" table:style-name="TL Data" office:value-type="float" office:value="39">
            <text:p>39</text:p>
          </table:table-cell>
          <table:table-cell table:formula="of:=SUM([.H20]+[.L20])" ns41:value-type="float" table:style-name="TL Data" office:value-type="float" office:value="72">
            <text:p>7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21:.G21])" ns41:value-type="float" table:style-name="TL Data" office:value-type="float" office:value="704">
            <text:p>704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21:.K21])" ns41:value-type="float" table:style-name="TL Data" office:value-type="float" office:value="734">
            <text:p>734</text:p>
          </table:table-cell>
          <table:table-cell table:formula="of:=SUM([.H21]+[.L21])" ns41:value-type="float" table:style-name="TL Data" office:value-type="float" office:value="1438">
            <text:p>143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2:.G22])" ns41:value-type="float" table:style-name="TL Data" office:value-type="float" office:value="1119">
            <text:p>1119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I22:.K22])" ns41:value-type="float" table:style-name="TL Data" office:value-type="float" office:value="1133">
            <text:p>1133</text:p>
          </table:table-cell>
          <table:table-cell table:formula="of:=SUM([.H22]+[.L22])" ns41:value-type="float" table:style-name="TL Data" office:value-type="float" office:value="2252">
            <text:p>2252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23:.G23])" ns41:value-type="float" table:style-name="TL Data" office:value-type="float" office:value="369">
            <text:p>36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3:.K23])" ns41:value-type="float" table:style-name="TL Data" office:value-type="float" office:value="377">
            <text:p>377</text:p>
          </table:table-cell>
          <table:table-cell table:formula="of:=SUM([.H23]+[.L23])" ns41:value-type="float" table:style-name="TL Data" office:value-type="float" office:value="746">
            <text:p>7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16" office:value-type="float">
            <text:p>7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24:.G24])" ns41:value-type="float" table:style-name="TL Data" office:value-type="float" office:value="1016">
            <text:p>1016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24:.K24])" ns41:value-type="float" table:style-name="TL Data" office:value-type="float" office:value="1042">
            <text:p>1042</text:p>
          </table:table-cell>
          <table:table-cell table:formula="of:=SUM([.H24]+[.L24])" ns41:value-type="float" table:style-name="TL Data" office:value-type="float" office:value="2058">
            <text:p>2058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542" office:value-type="float">
            <text:p>154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5:.G25])" ns41:value-type="float" table:style-name="TL Data" office:value-type="float" office:value="543">
            <text:p>54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25:.K25])" ns41:value-type="float" table:style-name="TL Data" office:value-type="float" office:value="529">
            <text:p>529</text:p>
          </table:table-cell>
          <table:table-cell table:formula="of:=SUM([.H25]+[.L25])" ns41:value-type="float" table:style-name="TL Data" office:value-type="float" office:value="1072">
            <text:p>107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ovencarspel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6:.G26])" ns41:value-type="float" table:style-name="TL Data" office:value-type="float" office:value="475">
            <text:p>47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26:.K26])" ns41:value-type="float" table:style-name="TL Data" office:value-type="float" office:value="517">
            <text:p>517</text:p>
          </table:table-cell>
          <table:table-cell table:formula="of:=SUM([.H26]+[.L26])" ns41:value-type="float" table:style-name="TL Data" office:value-type="float" office:value="992">
            <text:p>99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27:.G27])" ns41:value-type="float" table:style-name="TL Data" office:value-type="float" office:value="677">
            <text:p>67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27:.K27])" ns41:value-type="float" table:style-name="TL Data" office:value-type="float" office:value="730">
            <text:p>730</text:p>
          </table:table-cell>
          <table:table-cell table:formula="of:=SUM([.H27]+[.L27])" ns41:value-type="float" table:style-name="TL Data" office:value-type="float" office:value="1407">
            <text:p>1407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roek op Langendijk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8:.G28])" ns41:value-type="float" table:style-name="TL Data" office:value-type="float" office:value="346">
            <text:p>34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28:.K28])" ns41:value-type="float" table:style-name="TL Data" office:value-type="float" office:value="355">
            <text:p>355</text:p>
          </table:table-cell>
          <table:table-cell table:formula="of:=SUM([.H28]+[.L28])" ns41:value-type="float" table:style-name="TL Data" office:value-type="float" office:value="701">
            <text:p>70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29:.G29])" ns41:value-type="float" table:style-name="TL Data" office:value-type="float" office:value="383">
            <text:p>38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29:.K29])" ns41:value-type="float" table:style-name="TL Data" office:value-type="float" office:value="433">
            <text:p>433</text:p>
          </table:table-cell>
          <table:table-cell table:formula="of:=SUM([.H29]+[.L29])" ns41:value-type="float" table:style-name="TL Data" office:value-type="float" office:value="816">
            <text:p>816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ussem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0:.G30])" ns41:value-type="float" table:style-name="TL Data" office:value-type="float" office:value="364">
            <text:p>36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30:.K30])" ns41:value-type="float" table:style-name="TL Data" office:value-type="float" office:value="376">
            <text:p>376</text:p>
          </table:table-cell>
          <table:table-cell table:formula="of:=SUM([.H30]+[.L30])" ns41:value-type="float" table:style-name="TL Data" office:value-type="float" office:value="740">
            <text:p>7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79" office:value-type="float">
            <text:p>67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ijlmermeer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table:formula="of:=SUM([.E31:.G31])" ns41:value-type="float" table:style-name="TL Data" office:value-type="float" office:value="88">
            <text:p>8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table:formula="of:=SUM([.I31:.K31])" ns41:value-type="float" table:style-name="TL Data" office:value-type="float" office:value="76">
            <text:p>76</text:p>
          </table:table-cell>
          <table:table-cell table:formula="of:=SUM([.H31]+[.L31])" ns41:value-type="float" table:style-name="TL Data" office:value-type="float" office:value="164">
            <text:p>16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Calantsoog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2:.G32])" ns41:value-type="float" table:style-name="TL Data" office:value-type="float" office:value="180">
            <text:p>1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32:.K32])" ns41:value-type="float" table:style-name="TL Data" office:value-type="float" office:value="147">
            <text:p>147</text:p>
          </table:table-cell>
          <table:table-cell table:formula="of:=SUM([.H32]+[.L32])" ns41:value-type="float" table:style-name="TL Data" office:value-type="float" office:value="327">
            <text:p>3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33:.G33])" ns41:value-type="float" table:style-name="TL Data" office:value-type="float" office:value="490">
            <text:p>49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33:.K33])" ns41:value-type="float" table:style-name="TL Data" office:value-type="float" office:value="482">
            <text:p>482</text:p>
          </table:table-cell>
          <table:table-cell table:formula="of:=SUM([.H33]+[.L33])" ns41:value-type="float" table:style-name="TL Data" office:value-type="float" office:value="972">
            <text:p>97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39" office:value-type="float">
            <text:p>83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Crommenie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55" office:value-type="float">
            <text:p>55</text:p>
          </table:table-cell>
          <table:table-cell table:formula="of:=SUM([.E34:.G34])" ns41:value-type="float" table:style-name="TL Data" office:value-type="float" office:value="1247">
            <text:p>1247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I34:.K34])" ns41:value-type="float" table:style-name="TL Data" office:value-type="float" office:value="1334">
            <text:p>1334</text:p>
          </table:table-cell>
          <table:table-cell table:formula="of:=SUM([.H34]+[.L34])" ns41:value-type="float" table:style-name="TL Data" office:value-type="float" office:value="2581">
            <text:p>2581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586" office:value-type="float">
            <text:p>58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5:.G35])" ns41:value-type="float" table:style-name="TL Data" office:value-type="float" office:value="451">
            <text:p>45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35:.K35])" ns41:value-type="float" table:style-name="TL Data" office:value-type="float" office:value="372">
            <text:p>372</text:p>
          </table:table-cell>
          <table:table-cell table:formula="of:=SUM([.H35]+[.L35])" ns41:value-type="float" table:style-name="TL Data" office:value-type="float" office:value="823">
            <text:p>82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6:.G36])" ns41:value-type="float" table:style-name="TL Data" office:value-type="float" office:value="667">
            <text:p>66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36:.K36])" ns41:value-type="float" table:style-name="TL Data" office:value-type="float" office:value="671">
            <text:p>671</text:p>
          </table:table-cell>
          <table:table-cell table:formula="of:=SUM([.H36]+[.L36])" ns41:value-type="float" table:style-name="TL Data" office:value-type="float" office:value="1338">
            <text:p>133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015" office:value-type="float">
            <text:p>10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gmond binnen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37:.G37])" ns41:value-type="float" table:style-name="TL Data" office:value-type="float" office:value="457">
            <text:p>45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37:.K37])" ns41:value-type="float" table:style-name="TL Data" office:value-type="float" office:value="463">
            <text:p>463</text:p>
          </table:table-cell>
          <table:table-cell table:formula="of:=SUM([.H37]+[.L37])" ns41:value-type="float" table:style-name="TL Data" office:value-type="float" office:value="920">
            <text:p>92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tersheim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formula="of:=SUM([.E38:.G38])" ns41:value-type="float" table:style-name="TL Data" office:value-type="float" office:value="67">
            <text:p>6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formula="of:=SUM([.I38:.K38])" ns41:value-type="float" table:style-name="TL Data" office:value-type="float" office:value="58">
            <text:p>58</text:p>
          </table:table-cell>
          <table:table-cell table:formula="of:=SUM([.H38]+[.L38])" ns41:value-type="float" table:style-name="TL Data" office:value-type="float" office:value="125">
            <text:p>12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39:.G39])" ns41:value-type="float" table:style-name="TL Data" office:value-type="float" office:value="696">
            <text:p>69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39:.K39])" ns41:value-type="float" table:style-name="TL Data" office:value-type="float" office:value="767">
            <text:p>767</text:p>
          </table:table-cell>
          <table:table-cell table:formula="of:=SUM([.H39]+[.L39])" ns41:value-type="float" table:style-name="TL Data" office:value-type="float" office:value="1463">
            <text:p>1463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aveland (`s)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40:.G40])" ns41:value-type="float" table:style-name="TL Data" office:value-type="float" office:value="548">
            <text:p>54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40:.K40])" ns41:value-type="float" table:style-name="TL Data" office:value-type="float" office:value="667">
            <text:p>667</text:p>
          </table:table-cell>
          <table:table-cell table:formula="of:=SUM([.H40]+[.L40])" ns41:value-type="float" table:style-name="TL Data" office:value-type="float" office:value="1215">
            <text:p>1215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1" office:value-type="float">
            <text:p>51</text:p>
          </table:table-cell>
          <table:table-cell table:formula="of:=SUM([.E41:.G41])" ns41:value-type="float" table:style-name="TL Data" office:value-type="float" office:value="815">
            <text:p>815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8" office:value-type="float">
            <text:p>78</text:p>
          </table:table-cell>
          <table:table-cell table:formula="of:=SUM([.I41:.K41])" ns41:value-type="float" table:style-name="TL Data" office:value-type="float" office:value="834">
            <text:p>834</text:p>
          </table:table-cell>
          <table:table-cell table:formula="of:=SUM([.H41]+[.L41])" ns41:value-type="float" table:style-name="TL Data" office:value-type="float" office:value="1649">
            <text:p>164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191" office:value-type="float">
            <text:p>11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osthuiz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formula="of:=SUM([.E42:.G42])" ns41:value-type="float" table:style-name="TL Data" office:value-type="float" office:value="150">
            <text:p>15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table:formula="of:=SUM([.I42:.K42])" ns41:value-type="float" table:style-name="TL Data" office:value-type="float" office:value="157">
            <text:p>157</text:p>
          </table:table-cell>
          <table:table-cell table:formula="of:=SUM([.H42]+[.L42])" ns41:value-type="float" table:style-name="TL Data" office:value-type="float" office:value="307">
            <text:p>30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arlemmerliede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formula="of:=SUM([.E43:.G43])" ns41:value-type="float" table:style-name="TL Data" office:value-type="float" office:value="118">
            <text:p>11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table:formula="of:=SUM([.I43:.K43])" ns41:value-type="float" table:style-name="TL Data" office:value-type="float" office:value="121">
            <text:p>121</text:p>
          </table:table-cell>
          <table:table-cell table:formula="of:=SUM([.H43]+[.L43])" ns41:value-type="float" table:style-name="TL Data" office:value-type="float" office:value="239">
            <text:p>2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ringcarspel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44:.G44])" ns41:value-type="float" table:style-name="TL Data" office:value-type="float" office:value="558">
            <text:p>55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44:.K44])" ns41:value-type="float" table:style-name="TL Data" office:value-type="float" office:value="539">
            <text:p>539</text:p>
          </table:table-cell>
          <table:table-cell table:formula="of:=SUM([.H44]+[.L44])" ns41:value-type="float" table:style-name="TL Data" office:value-type="float" office:value="1097">
            <text:p>109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475" office:value-type="float">
            <text:p>47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5:.G45])" ns41:value-type="float" table:style-name="TL Data" office:value-type="float" office:value="424">
            <text:p>42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45:.K45])" ns41:value-type="float" table:style-name="TL Data" office:value-type="float" office:value="385">
            <text:p>385</text:p>
          </table:table-cell>
          <table:table-cell table:formula="of:=SUM([.H45]+[.L45])" ns41:value-type="float" table:style-name="TL Data" office:value-type="float" office:value="809">
            <text:p>80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48" office:value-type="float">
            <text:p>64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46:.G46])" ns41:value-type="float" table:style-name="TL Data" office:value-type="float" office:value="1102">
            <text:p>1102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46:.K46])" ns41:value-type="float" table:style-name="TL Data" office:value-type="float" office:value="1230">
            <text:p>1230</text:p>
          </table:table-cell>
          <table:table-cell table:formula="of:=SUM([.H46]+[.L46])" ns41:value-type="float" table:style-name="TL Data" office:value-type="float" office:value="2332">
            <text:p>233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878" office:value-type="float">
            <text:p>187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er Hugowaard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7:.G47])" ns41:value-type="float" table:style-name="TL Data" office:value-type="float" office:value="485">
            <text:p>48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47:.K47])" ns41:value-type="float" table:style-name="TL Data" office:value-type="float" office:value="448">
            <text:p>448</text:p>
          </table:table-cell>
          <table:table-cell table:formula="of:=SUM([.H47]+[.L47])" ns41:value-type="float" table:style-name="TL Data" office:value-type="float" office:value="933">
            <text:p>93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table:formula="of:=SUM([.E48:.G48])" ns41:value-type="float" table:style-name="TL Data" office:value-type="float" office:value="354">
            <text:p>35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48:.K48])" ns41:value-type="float" table:style-name="TL Data" office:value-type="float" office:value="342">
            <text:p>342</text:p>
          </table:table-cell>
          <table:table-cell table:formula="of:=SUM([.H48]+[.L48])" ns41:value-type="float" table:style-name="TL Data" office:value-type="float" office:value="696">
            <text:p>69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lder *</text:p>
          </table:table-cell>
          <table:table-cell/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3163" office:value-type="float">
            <text:p>3163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105" office:value-type="float">
            <text:p>105</text:p>
          </table:table-cell>
          <table:table-cell table:formula="of:=SUM([.E49:.G49])" ns41:value-type="float" table:style-name="TL Data" office:value-type="float" office:value="4757">
            <text:p>4757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261" office:value-type="float">
            <text:p>261</text:p>
          </table:table-cell>
          <table:table-cell table:formula="of:=SUM([.I49:.K49])" ns41:value-type="float" table:style-name="TL Data" office:value-type="float" office:value="4331">
            <text:p>4331</text:p>
          </table:table-cell>
          <table:table-cell table:formula="of:=SUM([.H49]+[.L49])" ns41:value-type="float" table:style-name="TL Data" office:value-type="float" office:value="9088">
            <text:p>9088</text:p>
          </table:table-cell>
          <table:table-cell ns41:value-type="float" table:style-name="TL Data" office:value="6577" office:value-type="float">
            <text:p>6577</text:p>
          </table:table-cell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50:.G50])" ns41:value-type="float" table:style-name="TL Data" office:value-type="float" office:value="294">
            <text:p>29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50:.K50])" ns41:value-type="float" table:style-name="TL Data" office:value-type="float" office:value="284">
            <text:p>284</text:p>
          </table:table-cell>
          <table:table-cell table:formula="of:=SUM([.H50]+[.L50])" ns41:value-type="float" table:style-name="TL Data" office:value-type="float" office:value="578">
            <text:p>57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90" office:value-type="float">
            <text:p>90</text:p>
          </table:table-cell>
          <table:table-cell table:formula="of:=SUM([.E51:.G51])" ns41:value-type="float" table:style-name="TL Data" office:value-type="float" office:value="2407">
            <text:p>2407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I51:.K51])" ns41:value-type="float" table:style-name="TL Data" office:value-type="float" office:value="2592">
            <text:p>2592</text:p>
          </table:table-cell>
          <table:table-cell table:formula="of:=SUM([.H51]+[.L51])" ns41:value-type="float" table:style-name="TL Data" office:value-type="float" office:value="4999">
            <text:p>4999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ogcarspel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52:.G52])" ns41:value-type="float" table:style-name="TL Data" office:value-type="float" office:value="489">
            <text:p>48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52:.K52])" ns41:value-type="float" table:style-name="TL Data" office:value-type="float" office:value="485">
            <text:p>485</text:p>
          </table:table-cell>
          <table:table-cell table:formula="of:=SUM([.H52]+[.L52])" ns41:value-type="float" table:style-name="TL Data" office:value-type="float" office:value="974">
            <text:p>97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3:.G53])" ns41:value-type="float" table:style-name="TL Data" office:value-type="float" office:value="736">
            <text:p>73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53:.K53])" ns41:value-type="float" table:style-name="TL Data" office:value-type="float" office:value="721">
            <text:p>721</text:p>
          </table:table-cell>
          <table:table-cell table:formula="of:=SUM([.H53]+[.L53])" ns41:value-type="float" table:style-name="TL Data" office:value-type="float" office:value="1457">
            <text:p>145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utrijk en Polanen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formula="of:=SUM([.E54:.G54])" ns41:value-type="float" table:style-name="TL Data" office:value-type="float" office:value="174">
            <text:p>17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table:formula="of:=SUM([.I54:.K54])" ns41:value-type="float" table:style-name="TL Data" office:value-type="float" office:value="163">
            <text:p>163</text:p>
          </table:table-cell>
          <table:table-cell table:formula="of:=SUM([.H54]+[.L54])" ns41:value-type="float" table:style-name="TL Data" office:value-type="float" office:value="337">
            <text:p>33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55:.G55])" ns41:value-type="float" table:style-name="TL Data" office:value-type="float" office:value="1156">
            <text:p>1156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8" office:value-type="float">
            <text:p>68</text:p>
          </table:table-cell>
          <table:table-cell table:formula="of:=SUM([.I55:.K55])" ns41:value-type="float" table:style-name="TL Data" office:value-type="float" office:value="1186">
            <text:p>1186</text:p>
          </table:table-cell>
          <table:table-cell table:formula="of:=SUM([.H55]+[.L55])" ns41:value-type="float" table:style-name="TL Data" office:value-type="float" office:value="2342">
            <text:p>2342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56:.G56])" ns41:value-type="float" table:style-name="TL Data" office:value-type="float" office:value="579">
            <text:p>57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56:.K56])" ns41:value-type="float" table:style-name="TL Data" office:value-type="float" office:value="612">
            <text:p>612</text:p>
          </table:table-cell>
          <table:table-cell table:formula="of:=SUM([.H56]+[.L56])" ns41:value-type="float" table:style-name="TL Data" office:value-type="float" office:value="1191">
            <text:p>1191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57:.G57])" ns41:value-type="float" table:style-name="TL Data" office:value-type="float" office:value="301">
            <text:p>30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57:.K57])" ns41:value-type="float" table:style-name="TL Data" office:value-type="float" office:value="309">
            <text:p>309</text:p>
          </table:table-cell>
          <table:table-cell table:formula="of:=SUM([.H57]+[.L57])" ns41:value-type="float" table:style-name="TL Data" office:value-type="float" office:value="610">
            <text:p>61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alslag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formula="of:=SUM([.E58:.G58])" ns41:value-type="float" table:style-name="TL Data" office:value-type="float" office:value="94">
            <text:p>9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table:formula="of:=SUM([.I58:.K58])" ns41:value-type="float" table:style-name="TL Data" office:value-type="float" office:value="106">
            <text:p>106</text:p>
          </table:table-cell>
          <table:table-cell table:formula="of:=SUM([.H58]+[.L58])" ns41:value-type="float" table:style-name="TL Data" office:value-type="float" office:value="200">
            <text:p>20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formula="of:=SUM([.E59:.G59])" ns41:value-type="float" table:style-name="TL Data" office:value-type="float" office:value="90">
            <text:p>9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table:formula="of:=SUM([.I59:.K59])" ns41:value-type="float" table:style-name="TL Data" office:value-type="float" office:value="92">
            <text:p>92</text:p>
          </table:table-cell>
          <table:table-cell table:formula="of:=SUM([.H59]+[.L59])" ns41:value-type="float" table:style-name="TL Data" office:value-type="float" office:value="182">
            <text:p>18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60:.G60])" ns41:value-type="float" table:style-name="TL Data" office:value-type="float" office:value="341">
            <text:p>34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60:.K60])" ns41:value-type="float" table:style-name="TL Data" office:value-type="float" office:value="369">
            <text:p>369</text:p>
          </table:table-cell>
          <table:table-cell table:formula="of:=SUM([.H60]+[.L60])" ns41:value-type="float" table:style-name="TL Data" office:value-type="float" office:value="710">
            <text:p>710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oog aan de Zaan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61:.G61])" ns41:value-type="float" table:style-name="TL Data" office:value-type="float" office:value="992">
            <text:p>99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89" office:value-type="float">
            <text:p>89</text:p>
          </table:table-cell>
          <table:table-cell table:formula="of:=SUM([.I61:.K61])" ns41:value-type="float" table:style-name="TL Data" office:value-type="float" office:value="1104">
            <text:p>1104</text:p>
          </table:table-cell>
          <table:table-cell table:formula="of:=SUM([.H61]+[.L61])" ns41:value-type="float" table:style-name="TL Data" office:value-type="float" office:value="2096">
            <text:p>2096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2:.G62])" ns41:value-type="float" table:style-name="TL Data" office:value-type="float" office:value="357">
            <text:p>35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62:.K62])" ns41:value-type="float" table:style-name="TL Data" office:value-type="float" office:value="351">
            <text:p>351</text:p>
          </table:table-cell>
          <table:table-cell table:formula="of:=SUM([.H62]+[.L62])" ns41:value-type="float" table:style-name="TL Data" office:value-type="float" office:value="708">
            <text:p>70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63:.G63])" ns41:value-type="float" table:style-name="TL Data" office:value-type="float" office:value="174">
            <text:p>17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table:formula="of:=SUM([.I63:.K63])" ns41:value-type="float" table:style-name="TL Data" office:value-type="float" office:value="154">
            <text:p>154</text:p>
          </table:table-cell>
          <table:table-cell table:formula="of:=SUM([.H63]+[.L63])" ns41:value-type="float" table:style-name="TL Data" office:value-type="float" office:value="328">
            <text:p>328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64:.G64])" ns41:value-type="float" table:style-name="TL Data" office:value-type="float" office:value="454">
            <text:p>45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64:.K64])" ns41:value-type="float" table:style-name="TL Data" office:value-type="float" office:value="466">
            <text:p>466</text:p>
          </table:table-cell>
          <table:table-cell table:formula="of:=SUM([.H64]+[.L64])" ns41:value-type="float" table:style-name="TL Data" office:value-type="float" office:value="920">
            <text:p>92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65:.G65])" ns41:value-type="float" table:style-name="TL Data" office:value-type="float" office:value="917">
            <text:p>917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65:.K65])" ns41:value-type="float" table:style-name="TL Data" office:value-type="float" office:value="1012">
            <text:p>1012</text:p>
          </table:table-cell>
          <table:table-cell table:formula="of:=SUM([.H65]+[.L65])" ns41:value-type="float" table:style-name="TL Data" office:value-type="float" office:value="1929">
            <text:p>19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95" office:value-type="float">
            <text:p>189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eijmuiden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6:.G66])" ns41:value-type="float" table:style-name="TL Data" office:value-type="float" office:value="483">
            <text:p>48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66:.K66])" ns41:value-type="float" table:style-name="TL Data" office:value-type="float" office:value="522">
            <text:p>522</text:p>
          </table:table-cell>
          <table:table-cell table:formula="of:=SUM([.H66]+[.L66])" ns41:value-type="float" table:style-name="TL Data" office:value-type="float" office:value="1005">
            <text:p>1005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7:.G67])" ns41:value-type="float" table:style-name="TL Data" office:value-type="float" office:value="298">
            <text:p>29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67:.K67])" ns41:value-type="float" table:style-name="TL Data" office:value-type="float" office:value="277">
            <text:p>277</text:p>
          </table:table-cell>
          <table:table-cell table:formula="of:=SUM([.H67]+[.L67])" ns41:value-type="float" table:style-name="TL Data" office:value-type="float" office:value="575">
            <text:p>5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68:.G68])" ns41:value-type="float" table:style-name="TL Data" office:value-type="float" office:value="376">
            <text:p>37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68:.K68])" ns41:value-type="float" table:style-name="TL Data" office:value-type="float" office:value="405">
            <text:p>405</text:p>
          </table:table-cell>
          <table:table-cell table:formula="of:=SUM([.H68]+[.L68])" ns41:value-type="float" table:style-name="TL Data" office:value-type="float" office:value="781">
            <text:p>781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arken *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9:.G69])" ns41:value-type="float" table:style-name="TL Data" office:value-type="float" office:value="387">
            <text:p>38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69:.K69])" ns41:value-type="float" table:style-name="TL Data" office:value-type="float" office:value="346">
            <text:p>346</text:p>
          </table:table-cell>
          <table:table-cell table:formula="of:=SUM([.H69]+[.L69])" ns41:value-type="float" table:style-name="TL Data" office:value-type="float" office:value="733">
            <text:p>733</text:p>
          </table:table-cell>
          <table:table-cell ns41:value-type="float" table:style-name="TL Data" office:value="733" office:value-type="float">
            <text:p>733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table:formula="of:=SUM([.E70:.G70])" ns41:value-type="float" table:style-name="TL Data" office:value-type="float" office:value="218">
            <text:p>2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70:.K70])" ns41:value-type="float" table:style-name="TL Data" office:value-type="float" office:value="208">
            <text:p>208</text:p>
          </table:table-cell>
          <table:table-cell table:formula="of:=SUM([.H70]+[.L70])" ns41:value-type="float" table:style-name="TL Data" office:value-type="float" office:value="426">
            <text:p>42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" office:value-type="float">
            <text:p>7</text:p>
          </table:table-cell>
          <table:table-cell table:formula="of:=SUM([.E71:.G71])" ns41:value-type="float" table:style-name="TL Data" office:value-type="float" office:value="270">
            <text:p>27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71:.K71])" ns41:value-type="float" table:style-name="TL Data" office:value-type="float" office:value="274">
            <text:p>274</text:p>
          </table:table-cell>
          <table:table-cell table:formula="of:=SUM([.H71]+[.L71])" ns41:value-type="float" table:style-name="TL Data" office:value-type="float" office:value="544">
            <text:p>544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uiden (stad)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72:.G72])" ns41:value-type="float" table:style-name="TL Data" office:value-type="float" office:value="798">
            <text:p>798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89" office:value-type="float">
            <text:p>89</text:p>
          </table:table-cell>
          <table:table-cell table:formula="of:=SUM([.I72:.K72])" ns41:value-type="float" table:style-name="TL Data" office:value-type="float" office:value="852">
            <text:p>852</text:p>
          </table:table-cell>
          <table:table-cell table:formula="of:=SUM([.H72]+[.L72])" ns41:value-type="float" table:style-name="TL Data" office:value-type="float" office:value="1650">
            <text:p>1650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aarden (stad)*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73:.G73])" ns41:value-type="float" table:style-name="TL Data" office:value-type="float" office:value="1361">
            <text:p>1361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2" office:value-type="float">
            <text:p>112</text:p>
          </table:table-cell>
          <table:table-cell table:formula="of:=SUM([.I73:.K73])" ns41:value-type="float" table:style-name="TL Data" office:value-type="float" office:value="1229">
            <text:p>1229</text:p>
          </table:table-cell>
          <table:table-cell table:formula="of:=SUM([.H73]+[.L73])" ns41:value-type="float" table:style-name="TL Data" office:value-type="float" office:value="2590">
            <text:p>2590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74:.G74])" ns41:value-type="float" table:style-name="TL Data" office:value-type="float" office:value="442">
            <text:p>44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74:.K74])" ns41:value-type="float" table:style-name="TL Data" office:value-type="float" office:value="409">
            <text:p>409</text:p>
          </table:table-cell>
          <table:table-cell table:formula="of:=SUM([.H74]+[.L74])" ns41:value-type="float" table:style-name="TL Data" office:value-type="float" office:value="851">
            <text:p>85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bbixwoud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75:.G75])" ns41:value-type="float" table:style-name="TL Data" office:value-type="float" office:value="322">
            <text:p>3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75:.K75])" ns41:value-type="float" table:style-name="TL Data" office:value-type="float" office:value="305">
            <text:p>305</text:p>
          </table:table-cell>
          <table:table-cell table:formula="of:=SUM([.H75]+[.L75])" ns41:value-type="float" table:style-name="TL Data" office:value-type="float" office:value="627">
            <text:p>62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76:.G76])" ns41:value-type="float" table:style-name="TL Data" office:value-type="float" office:value="568">
            <text:p>56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76:.K76])" ns41:value-type="float" table:style-name="TL Data" office:value-type="float" office:value="609">
            <text:p>609</text:p>
          </table:table-cell>
          <table:table-cell table:formula="of:=SUM([.H76]+[.L76])" ns41:value-type="float" table:style-name="TL Data" office:value-type="float" office:value="1177">
            <text:p>1177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77:.G77])" ns41:value-type="float" table:style-name="TL Data" office:value-type="float" office:value="404">
            <text:p>40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77:.K77])" ns41:value-type="float" table:style-name="TL Data" office:value-type="float" office:value="404">
            <text:p>404</text:p>
          </table:table-cell>
          <table:table-cell table:formula="of:=SUM([.H77]+[.L77])" ns41:value-type="float" table:style-name="TL Data" office:value-type="float" office:value="808">
            <text:p>80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eramstel</text:p>
          </table:table-cell>
          <table:table-cell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E78:.G78])" ns41:value-type="float" table:style-name="TL Data" office:value-type="float" office:value="2433">
            <text:p>2433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51" office:value-type="float">
            <text:p>251</text:p>
          </table:table-cell>
          <table:table-cell table:formula="of:=SUM([.I78:.K78])" ns41:value-type="float" table:style-name="TL Data" office:value-type="float" office:value="2651">
            <text:p>2651</text:p>
          </table:table-cell>
          <table:table-cell table:formula="of:=SUM([.H78]+[.L78])" ns41:value-type="float" table:style-name="TL Data" office:value-type="float" office:value="5084">
            <text:p>5084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2343" office:value-type="float">
            <text:p>23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oord Scharwoude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79:.G79])" ns41:value-type="float" table:style-name="TL Data" office:value-type="float" office:value="325">
            <text:p>32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79:.K79])" ns41:value-type="float" table:style-name="TL Data" office:value-type="float" office:value="308">
            <text:p>308</text:p>
          </table:table-cell>
          <table:table-cell table:formula="of:=SUM([.H79]+[.L79])" ns41:value-type="float" table:style-name="TL Data" office:value-type="float" office:value="633">
            <text:p>63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80:.G80])" ns41:value-type="float" table:style-name="TL Data" office:value-type="float" office:value="328">
            <text:p>3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80:.K80])" ns41:value-type="float" table:style-name="TL Data" office:value-type="float" office:value="325">
            <text:p>325</text:p>
          </table:table-cell>
          <table:table-cell table:formula="of:=SUM([.H80]+[.L80])" ns41:value-type="float" table:style-name="TL Data" office:value-type="float" office:value="653">
            <text:p>65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81:.G81])" ns41:value-type="float" table:style-name="TL Data" office:value-type="float" office:value="374">
            <text:p>37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81:.K81])" ns41:value-type="float" table:style-name="TL Data" office:value-type="float" office:value="396">
            <text:p>396</text:p>
          </table:table-cell>
          <table:table-cell table:formula="of:=SUM([.H81]+[.L81])" ns41:value-type="float" table:style-name="TL Data" office:value-type="float" office:value="770">
            <text:p>770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82:.G82])" ns41:value-type="float" table:style-name="TL Data" office:value-type="float" office:value="603">
            <text:p>60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82:.K82])" ns41:value-type="float" table:style-name="TL Data" office:value-type="float" office:value="617">
            <text:p>617</text:p>
          </table:table-cell>
          <table:table-cell table:formula="of:=SUM([.H82]+[.L82])" ns41:value-type="float" table:style-name="TL Data" office:value-type="float" office:value="1220">
            <text:p>1220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83:.G83])" ns41:value-type="float" table:style-name="TL Data" office:value-type="float" office:value="187">
            <text:p>1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83:.K83])" ns41:value-type="float" table:style-name="TL Data" office:value-type="float" office:value="190">
            <text:p>190</text:p>
          </table:table-cell>
          <table:table-cell table:formula="of:=SUM([.H83]+[.L83])" ns41:value-type="float" table:style-name="TL Data" office:value-type="float" office:value="377">
            <text:p>3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84:.G84])" ns41:value-type="float" table:style-name="TL Data" office:value-type="float" office:value="294">
            <text:p>29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84:.K84])" ns41:value-type="float" table:style-name="TL Data" office:value-type="float" office:value="288">
            <text:p>288</text:p>
          </table:table-cell>
          <table:table-cell table:formula="of:=SUM([.H84]+[.L84])" ns41:value-type="float" table:style-name="TL Data" office:value-type="float" office:value="582">
            <text:p>58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85:.G85])" ns41:value-type="float" table:style-name="TL Data" office:value-type="float" office:value="284">
            <text:p>28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table:formula="of:=SUM([.I85:.K85])" ns41:value-type="float" table:style-name="TL Data" office:value-type="float" office:value="276">
            <text:p>276</text:p>
          </table:table-cell>
          <table:table-cell table:formula="of:=SUM([.H85]+[.L85])" ns41:value-type="float" table:style-name="TL Data" office:value-type="float" office:value="560">
            <text:p>56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udecarspel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86:.G86])" ns41:value-type="float" table:style-name="TL Data" office:value-type="float" office:value="393">
            <text:p>39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86:.K86])" ns41:value-type="float" table:style-name="TL Data" office:value-type="float" office:value="408">
            <text:p>408</text:p>
          </table:table-cell>
          <table:table-cell table:formula="of:=SUM([.H86]+[.L86])" ns41:value-type="float" table:style-name="TL Data" office:value-type="float" office:value="801">
            <text:p>80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table:formula="of:=SUM([.E87:.G87])" ns41:value-type="float" table:style-name="TL Data" office:value-type="float" office:value="211">
            <text:p>21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87:.K87])" ns41:value-type="float" table:style-name="TL Data" office:value-type="float" office:value="220">
            <text:p>220</text:p>
          </table:table-cell>
          <table:table-cell table:formula="of:=SUM([.H87]+[.L87])" ns41:value-type="float" table:style-name="TL Data" office:value-type="float" office:value="431">
            <text:p>43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88:.G88])" ns41:value-type="float" table:style-name="TL Data" office:value-type="float" office:value="374">
            <text:p>37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88:.K88])" ns41:value-type="float" table:style-name="TL Data" office:value-type="float" office:value="377">
            <text:p>377</text:p>
          </table:table-cell>
          <table:table-cell table:formula="of:=SUM([.H88]+[.L88])" ns41:value-type="float" table:style-name="TL Data" office:value-type="float" office:value="751">
            <text:p>75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uder Amstel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89:.G89])" ns41:value-type="float" table:style-name="TL Data" office:value-type="float" office:value="1010">
            <text:p>1010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89:.K89])" ns41:value-type="float" table:style-name="TL Data" office:value-type="float" office:value="1006">
            <text:p>1006</text:p>
          </table:table-cell>
          <table:table-cell table:formula="of:=SUM([.H89]+[.L89])" ns41:value-type="float" table:style-name="TL Data" office:value-type="float" office:value="2016">
            <text:p>2016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table:formula="of:=SUM([.E90:.G90])" ns41:value-type="float" table:style-name="TL Data" office:value-type="float" office:value="216">
            <text:p>21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90:.K90])" ns41:value-type="float" table:style-name="TL Data" office:value-type="float" office:value="246">
            <text:p>246</text:p>
          </table:table-cell>
          <table:table-cell table:formula="of:=SUM([.H90]+[.L90])" ns41:value-type="float" table:style-name="TL Data" office:value-type="float" office:value="462">
            <text:p>46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. Pancras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" office:value-type="float">
            <text:p>8</text:p>
          </table:table-cell>
          <table:table-cell table:formula="of:=SUM([.E91:.G91])" ns41:value-type="float" table:style-name="TL Data" office:value-type="float" office:value="140">
            <text:p>14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91:.K91])" ns41:value-type="float" table:style-name="TL Data" office:value-type="float" office:value="137">
            <text:p>137</text:p>
          </table:table-cell>
          <table:table-cell table:formula="of:=SUM([.H91]+[.L91])" ns41:value-type="float" table:style-name="TL Data" office:value-type="float" office:value="277">
            <text:p>27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92:.G92])" ns41:value-type="float" table:style-name="TL Data" office:value-type="float" office:value="170">
            <text:p>17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92:.K92])" ns41:value-type="float" table:style-name="TL Data" office:value-type="float" office:value="188">
            <text:p>188</text:p>
          </table:table-cell>
          <table:table-cell table:formula="of:=SUM([.H92]+[.L92])" ns41:value-type="float" table:style-name="TL Data" office:value-type="float" office:value="358">
            <text:p>35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93:.G93])" ns41:value-type="float" table:style-name="TL Data" office:value-type="float" office:value="507">
            <text:p>50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93:.K93])" ns41:value-type="float" table:style-name="TL Data" office:value-type="float" office:value="434">
            <text:p>434</text:p>
          </table:table-cell>
          <table:table-cell table:formula="of:=SUM([.H93]+[.L93])" ns41:value-type="float" table:style-name="TL Data" office:value-type="float" office:value="941">
            <text:p>941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ietwijkeroort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E94:.G94])" ns41:value-type="float" table:style-name="TL Data" office:value-type="float" office:value="47">
            <text:p>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I94:.K94])" ns41:value-type="float" table:style-name="TL Data" office:value-type="float" office:value="37">
            <text:p>37</text:p>
          </table:table-cell>
          <table:table-cell table:formula="of:=SUM([.H94]+[.L94])" ns41:value-type="float" table:style-name="TL Data" office:value-type="float" office:value="84">
            <text:p>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ijp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95:.G95])" ns41:value-type="float" table:style-name="TL Data" office:value-type="float" office:value="910">
            <text:p>910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I95:.K95])" ns41:value-type="float" table:style-name="TL Data" office:value-type="float" office:value="1057">
            <text:p>1057</text:p>
          </table:table-cell>
          <table:table-cell table:formula="of:=SUM([.H95]+[.L95])" ns41:value-type="float" table:style-name="TL Data" office:value-type="float" office:value="1967">
            <text:p>1967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96:.G96])" ns41:value-type="float" table:style-name="TL Data" office:value-type="float" office:value="908">
            <text:p>908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96:.K96])" ns41:value-type="float" table:style-name="TL Data" office:value-type="float" office:value="977">
            <text:p>977</text:p>
          </table:table-cell>
          <table:table-cell table:formula="of:=SUM([.H96]+[.L96])" ns41:value-type="float" table:style-name="TL Data" office:value-type="float" office:value="1885">
            <text:p>1885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ardam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table:formula="of:=SUM([.E97:.G97])" ns41:value-type="float" table:style-name="TL Data" office:value-type="float" office:value="47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formula="of:=SUM([.I97:.K97])" ns41:value-type="float" table:style-name="TL Data" office:value-type="float" office:value="55">
            <text:p>55</text:p>
          </table:table-cell>
          <table:table-cell table:formula="of:=SUM([.H97]+[.L97])" ns41:value-type="float" table:style-name="TL Data" office:value-type="float" office:value="102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arwoude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table:formula="of:=SUM([.E98:.G98])" ns41:value-type="float" table:style-name="TL Data" office:value-type="float" office:value="114">
            <text:p>1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formula="of:=SUM([.I98:.K98])" ns41:value-type="float" table:style-name="TL Data" office:value-type="float" office:value="127">
            <text:p>127</text:p>
          </table:table-cell>
          <table:table-cell table:formula="of:=SUM([.H98]+[.L98])" ns41:value-type="float" table:style-name="TL Data" office:value-type="float" office:value="241">
            <text:p>241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ellingwoude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formula="of:=SUM([.E99:.G99])" ns41:value-type="float" table:style-name="TL Data" office:value-type="float" office:value="75">
            <text:p>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formula="of:=SUM([.I99:.K99])" ns41:value-type="float" table:style-name="TL Data" office:value-type="float" office:value="72">
            <text:p>72</text:p>
          </table:table-cell>
          <table:table-cell table:formula="of:=SUM([.H99]+[.L99])" ns41:value-type="float" table:style-name="TL Data" office:value-type="float" office:value="147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00:.G100])" ns41:value-type="float" table:style-name="TL Data" office:value-type="float" office:value="251">
            <text:p>2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100:.K100])" ns41:value-type="float" table:style-name="TL Data" office:value-type="float" office:value="251">
            <text:p>251</text:p>
          </table:table-cell>
          <table:table-cell table:formula="of:=SUM([.H100]+[.L100])" ns41:value-type="float" table:style-name="TL Data" office:value-type="float" office:value="502">
            <text:p>50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01:.G101])" ns41:value-type="float" table:style-name="TL Data" office:value-type="float" office:value="505">
            <text:p>50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101:.K101])" ns41:value-type="float" table:style-name="TL Data" office:value-type="float" office:value="522">
            <text:p>522</text:p>
          </table:table-cell>
          <table:table-cell table:formula="of:=SUM([.H101]+[.L101])" ns41:value-type="float" table:style-name="TL Data" office:value-type="float" office:value="1027">
            <text:p>1027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02:.G102])" ns41:value-type="float" table:style-name="TL Data" office:value-type="float" office:value="469">
            <text:p>46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102:.K102])" ns41:value-type="float" table:style-name="TL Data" office:value-type="float" office:value="466">
            <text:p>466</text:p>
          </table:table-cell>
          <table:table-cell table:formula="of:=SUM([.H102]+[.L102])" ns41:value-type="float" table:style-name="TL Data" office:value-type="float" office:value="935">
            <text:p>93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formula="of:=SUM([.E103:.G103])" ns41:value-type="float" table:style-name="TL Data" office:value-type="float" office:value="208">
            <text:p>2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103:.K103])" ns41:value-type="float" table:style-name="TL Data" office:value-type="float" office:value="186">
            <text:p>186</text:p>
          </table:table-cell>
          <table:table-cell table:formula="of:=SUM([.H103]+[.L103])" ns41:value-type="float" table:style-name="TL Data" office:value-type="float" office:value="394">
            <text:p>39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104:.G104])" ns41:value-type="float" table:style-name="TL Data" office:value-type="float" office:value="1184">
            <text:p>1184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4" office:value-type="float">
            <text:p>94</text:p>
          </table:table-cell>
          <table:table-cell table:formula="of:=SUM([.I104:.K104])" ns41:value-type="float" table:style-name="TL Data" office:value-type="float" office:value="1091">
            <text:p>1091</text:p>
          </table:table-cell>
          <table:table-cell table:formula="of:=SUM([.H104]+[.L104])" ns41:value-type="float" table:style-name="TL Data" office:value-type="float" office:value="2275">
            <text:p>2275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table:formula="of:=SUM([.E105:.G105])" ns41:value-type="float" table:style-name="TL Data" office:value-type="float" office:value="197">
            <text:p>19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105:.K105])" ns41:value-type="float" table:style-name="TL Data" office:value-type="float" office:value="202">
            <text:p>202</text:p>
          </table:table-cell>
          <table:table-cell table:formula="of:=SUM([.H105]+[.L105])" ns41:value-type="float" table:style-name="TL Data" office:value-type="float" office:value="399">
            <text:p>39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paarnwoude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table:formula="of:=SUM([.E106:.G106])" ns41:value-type="float" table:style-name="TL Data" office:value-type="float" office:value="153">
            <text:p>1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106:.K106])" ns41:value-type="float" table:style-name="TL Data" office:value-type="float" office:value="136">
            <text:p>136</text:p>
          </table:table-cell>
          <table:table-cell table:formula="of:=SUM([.H106]+[.L106])" ns41:value-type="float" table:style-name="TL Data" office:value-type="float" office:value="289">
            <text:p>28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panbroek *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07:.G107])" ns41:value-type="float" table:style-name="TL Data" office:value-type="float" office:value="447">
            <text:p>44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07:.K107])" ns41:value-type="float" table:style-name="TL Data" office:value-type="float" office:value="433">
            <text:p>433</text:p>
          </table:table-cell>
          <table:table-cell table:formula="of:=SUM([.H107]+[.L107])" ns41:value-type="float" table:style-name="TL Data" office:value-type="float" office:value="880">
            <text:p>88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25" office:value-type="float">
            <text:p>6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erschelling *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08:.G108])" ns41:value-type="float" table:style-name="TL Data" office:value-type="float" office:value="1276">
            <text:p>1276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I108:.K108])" ns41:value-type="float" table:style-name="TL Data" office:value-type="float" office:value="1246">
            <text:p>1246</text:p>
          </table:table-cell>
          <table:table-cell table:formula="of:=SUM([.H108]+[.L108])" ns41:value-type="float" table:style-name="TL Data" office:value-type="float" office:value="2522">
            <text:p>2522</text:p>
          </table:table-cell>
          <table:table-cell ns41:value-type="float" table:style-name="TL Data" office:value="2497" office:value-type="float">
            <text:p>24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16" office:value-type="float">
            <text:p>116</text:p>
          </table:table-cell>
          <table:table-cell table:formula="of:=SUM([.E109:.G109])" ns41:value-type="float" table:style-name="TL Data" office:value-type="float" office:value="2448">
            <text:p>2448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32" office:value-type="float">
            <text:p>232</text:p>
          </table:table-cell>
          <table:table-cell table:formula="of:=SUM([.I109:.K109])" ns41:value-type="float" table:style-name="TL Data" office:value-type="float" office:value="2476">
            <text:p>2476</text:p>
          </table:table-cell>
          <table:table-cell table:formula="of:=SUM([.H109]+[.L109])" ns41:value-type="float" table:style-name="TL Data" office:value-type="float" office:value="4924">
            <text:p>4924</text:p>
          </table:table-cell>
          <table:table-cell ns41:value-type="float" table:style-name="TL Data" office:value="3852" office:value-type="float">
            <text:p>3852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10:.G110])" ns41:value-type="float" table:style-name="TL Data" office:value-type="float" office:value="309">
            <text:p>30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10:.K110])" ns41:value-type="float" table:style-name="TL Data" office:value-type="float" office:value="327">
            <text:p>327</text:p>
          </table:table-cell>
          <table:table-cell table:formula="of:=SUM([.H110]+[.L110])" ns41:value-type="float" table:style-name="TL Data" office:value-type="float" office:value="636">
            <text:p>636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itgeest *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11:.G111])" ns41:value-type="float" table:style-name="TL Data" office:value-type="float" office:value="700">
            <text:p>70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111:.K111])" ns41:value-type="float" table:style-name="TL Data" office:value-type="float" office:value="696">
            <text:p>696</text:p>
          </table:table-cell>
          <table:table-cell table:formula="of:=SUM([.H111]+[.L111])" ns41:value-type="float" table:style-name="TL Data" office:value-type="float" office:value="1396">
            <text:p>139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112:.G112])" ns41:value-type="float" table:style-name="TL Data" office:value-type="float" office:value="630">
            <text:p>630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112:.K112])" ns41:value-type="float" table:style-name="TL Data" office:value-type="float" office:value="688">
            <text:p>688</text:p>
          </table:table-cell>
          <table:table-cell table:formula="of:=SUM([.H112]+[.L112])" ns41:value-type="float" table:style-name="TL Data" office:value-type="float" office:value="1318">
            <text:p>131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13:.G113])" ns41:value-type="float" table:style-name="TL Data" office:value-type="float" office:value="538">
            <text:p>53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113:.K113])" ns41:value-type="float" table:style-name="TL Data" office:value-type="float" office:value="487">
            <text:p>487</text:p>
          </table:table-cell>
          <table:table-cell table:formula="of:=SUM([.H113]+[.L113])" ns41:value-type="float" table:style-name="TL Data" office:value-type="float" office:value="1025">
            <text:p>1025</text:p>
          </table:table-cell>
          <table:table-cell ns41:value-type="float" table:style-name="TL Data" office:value="1025" office:value-type="float">
            <text:p>1025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rsum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14:.G114])" ns41:value-type="float" table:style-name="TL Data" office:value-type="float" office:value="397">
            <text:p>39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14:.K114])" ns41:value-type="float" table:style-name="TL Data" office:value-type="float" office:value="443">
            <text:p>443</text:p>
          </table:table-cell>
          <table:table-cell table:formula="of:=SUM([.H114]+[.L114])" ns41:value-type="float" table:style-name="TL Data" office:value-type="float" office:value="840">
            <text:p>84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eenhuiz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5:.G115])" ns41:value-type="float" table:style-name="TL Data" office:value-type="float" office:value="132">
            <text:p>13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table:formula="of:=SUM([.I115:.K115])" ns41:value-type="float" table:style-name="TL Data" office:value-type="float" office:value="122">
            <text:p>122</text:p>
          </table:table-cell>
          <table:table-cell table:formula="of:=SUM([.H115]+[.L115])" ns41:value-type="float" table:style-name="TL Data" office:value-type="float" office:value="254">
            <text:p>25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116:.G116])" ns41:value-type="float" table:style-name="TL Data" office:value-type="float" office:value="1058">
            <text:p>105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116:.K116])" ns41:value-type="float" table:style-name="TL Data" office:value-type="float" office:value="1030">
            <text:p>1030</text:p>
          </table:table-cell>
          <table:table-cell table:formula="of:=SUM([.H116]+[.L116])" ns41:value-type="float" table:style-name="TL Data" office:value-type="float" office:value="2088">
            <text:p>2088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317" office:value-type="float">
            <text:p>13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17:.G117])" ns41:value-type="float" table:style-name="TL Data" office:value-type="float" office:value="739">
            <text:p>73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17:.K117])" ns41:value-type="float" table:style-name="TL Data" office:value-type="float" office:value="764">
            <text:p>764</text:p>
          </table:table-cell>
          <table:table-cell table:formula="of:=SUM([.H117]+[.L117])" ns41:value-type="float" table:style-name="TL Data" office:value-type="float" office:value="1503">
            <text:p>1503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18:.G118])" ns41:value-type="float" table:style-name="TL Data" office:value-type="float" office:value="297">
            <text:p>29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118:.K118])" ns41:value-type="float" table:style-name="TL Data" office:value-type="float" office:value="314">
            <text:p>314</text:p>
          </table:table-cell>
          <table:table-cell table:formula="of:=SUM([.H118]+[.L118])" ns41:value-type="float" table:style-name="TL Data" office:value-type="float" office:value="611">
            <text:p>61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9:.G119])" ns41:value-type="float" table:style-name="TL Data" office:value-type="float" office:value="137">
            <text:p>1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19:.K119])" ns41:value-type="float" table:style-name="TL Data" office:value-type="float" office:value="153">
            <text:p>153</text:p>
          </table:table-cell>
          <table:table-cell table:formula="of:=SUM([.H119]+[.L119])" ns41:value-type="float" table:style-name="TL Data" office:value-type="float" office:value="290">
            <text:p>290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20:.G120])" ns41:value-type="float" table:style-name="TL Data" office:value-type="float" office:value="446">
            <text:p>44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120:.K120])" ns41:value-type="float" table:style-name="TL Data" office:value-type="float" office:value="431">
            <text:p>431</text:p>
          </table:table-cell>
          <table:table-cell table:formula="of:=SUM([.H120]+[.L120])" ns41:value-type="float" table:style-name="TL Data" office:value-type="float" office:value="877">
            <text:p>87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atergraafs-meer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21:.G121])" ns41:value-type="float" table:style-name="TL Data" office:value-type="float" office:value="328">
            <text:p>32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121:.K121])" ns41:value-type="float" table:style-name="TL Data" office:value-type="float" office:value="321">
            <text:p>321</text:p>
          </table:table-cell>
          <table:table-cell table:formula="of:=SUM([.H121]+[.L121])" ns41:value-type="float" table:style-name="TL Data" office:value-type="float" office:value="649">
            <text:p>64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espercarspel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22:.G122])" ns41:value-type="float" table:style-name="TL Data" office:value-type="float" office:value="576">
            <text:p>57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122:.K122])" ns41:value-type="float" table:style-name="TL Data" office:value-type="float" office:value="558">
            <text:p>558</text:p>
          </table:table-cell>
          <table:table-cell table:formula="of:=SUM([.H122]+[.L122])" ns41:value-type="float" table:style-name="TL Data" office:value-type="float" office:value="1134">
            <text:p>1134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23:.G123])" ns41:value-type="float" table:style-name="TL Data" office:value-type="float" office:value="286">
            <text:p>28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123:.K123])" ns41:value-type="float" table:style-name="TL Data" office:value-type="float" office:value="278">
            <text:p>278</text:p>
          </table:table-cell>
          <table:table-cell table:formula="of:=SUM([.H123]+[.L123])" ns41:value-type="float" table:style-name="TL Data" office:value-type="float" office:value="564">
            <text:p>56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stwoud 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table:formula="of:=SUM([.E124:.G124])" ns41:value-type="float" table:style-name="TL Data" office:value-type="float" office:value="324">
            <text:p>32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124:.K124])" ns41:value-type="float" table:style-name="TL Data" office:value-type="float" office:value="356">
            <text:p>356</text:p>
          </table:table-cell>
          <table:table-cell table:formula="of:=SUM([.H124]+[.L124])" ns41:value-type="float" table:style-name="TL Data" office:value-type="float" office:value="680">
            <text:p>68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125:.G125])" ns41:value-type="float" table:style-name="TL Data" office:value-type="float" office:value="1116">
            <text:p>1116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3" office:value-type="float">
            <text:p>93</text:p>
          </table:table-cell>
          <table:table-cell table:formula="of:=SUM([.I125:.K125])" ns41:value-type="float" table:style-name="TL Data" office:value-type="float" office:value="1157">
            <text:p>1157</text:p>
          </table:table-cell>
          <table:table-cell table:formula="of:=SUM([.H125]+[.L125])" ns41:value-type="float" table:style-name="TL Data" office:value-type="float" office:value="2273">
            <text:p>2273</text:p>
          </table:table-cell>
          <table:table-cell ns41:value-type="float" table:style-name="TL Data" office:value="2032" office:value-type="float">
            <text:p>2032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126:.G126])" ns41:value-type="float" table:style-name="TL Data" office:value-type="float" office:value="746">
            <text:p>74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126:.K126])" ns41:value-type="float" table:style-name="TL Data" office:value-type="float" office:value="759">
            <text:p>759</text:p>
          </table:table-cell>
          <table:table-cell table:formula="of:=SUM([.H126]+[.L126])" ns41:value-type="float" table:style-name="TL Data" office:value-type="float" office:value="1505">
            <text:p>1505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27:.G127])" ns41:value-type="float" table:style-name="TL Data" office:value-type="float" office:value="445">
            <text:p>44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27:.K127])" ns41:value-type="float" table:style-name="TL Data" office:value-type="float" office:value="469">
            <text:p>469</text:p>
          </table:table-cell>
          <table:table-cell table:formula="of:=SUM([.H127]+[.L127])" ns41:value-type="float" table:style-name="TL Data" office:value-type="float" office:value="914">
            <text:p>914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mmenum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E128:.G128])" ns41:value-type="float" table:style-name="TL Data" office:value-type="float" office:value="60">
            <text:p>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I128:.K128])" ns41:value-type="float" table:style-name="TL Data" office:value-type="float" office:value="51">
            <text:p>51</text:p>
          </table:table-cell>
          <table:table-cell table:formula="of:=SUM([.H128]+[.L128])" ns41:value-type="float" table:style-name="TL Data" office:value-type="float" office:value="111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129:.G129])" ns41:value-type="float" table:style-name="TL Data" office:value-type="float" office:value="464">
            <text:p>46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29:.K129])" ns41:value-type="float" table:style-name="TL Data" office:value-type="float" office:value="441">
            <text:p>441</text:p>
          </table:table-cell>
          <table:table-cell table:formula="of:=SUM([.H129]+[.L129])" ns41:value-type="float" table:style-name="TL Data" office:value-type="float" office:value="905">
            <text:p>905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30:.G130])" ns41:value-type="float" table:style-name="TL Data" office:value-type="float" office:value="520">
            <text:p>52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30:.K130])" ns41:value-type="float" table:style-name="TL Data" office:value-type="float" office:value="512">
            <text:p>512</text:p>
          </table:table-cell>
          <table:table-cell table:formula="of:=SUM([.H130]+[.L130])" ns41:value-type="float" table:style-name="TL Data" office:value-type="float" office:value="1032">
            <text:p>103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53" office:value-type="float">
            <text:p>65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131:.G131])" ns41:value-type="float" table:style-name="TL Data" office:value-type="float" office:value="656">
            <text:p>65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131:.K131])" ns41:value-type="float" table:style-name="TL Data" office:value-type="float" office:value="654">
            <text:p>654</text:p>
          </table:table-cell>
          <table:table-cell table:formula="of:=SUM([.H131]+[.L131])" ns41:value-type="float" table:style-name="TL Data" office:value-type="float" office:value="1310">
            <text:p>131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32:.G132])" ns41:value-type="float" table:style-name="TL Data" office:value-type="float" office:value="1352">
            <text:p>1352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I132:.K132])" ns41:value-type="float" table:style-name="TL Data" office:value-type="float" office:value="1460">
            <text:p>1460</text:p>
          </table:table-cell>
          <table:table-cell table:formula="of:=SUM([.H132]+[.L132])" ns41:value-type="float" table:style-name="TL Data" office:value-type="float" office:value="2812">
            <text:p>2812</text:p>
          </table:table-cell>
          <table:table-cell ns41:value-type="float" table:style-name="TL Data" office:value="2295" office:value-type="float">
            <text:p>2295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33:.G133])" ns41:value-type="float" table:style-name="TL Data" office:value-type="float" office:value="259">
            <text:p>2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33:.K133])" ns41:value-type="float" table:style-name="TL Data" office:value-type="float" office:value="268">
            <text:p>268</text:p>
          </table:table-cell>
          <table:table-cell table:formula="of:=SUM([.H133]+[.L133])" ns41:value-type="float" table:style-name="TL Data" office:value-type="float" office:value="527">
            <text:p>527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jde Wormer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134:.G134])" ns41:value-type="float" table:style-name="TL Data" office:value-type="float" office:value="224">
            <text:p>22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" office:value-type="float">
            <text:p>9</text:p>
          </table:table-cell>
          <table:table-cell table:formula="of:=SUM([.I134:.K134])" ns41:value-type="float" table:style-name="TL Data" office:value-type="float" office:value="229">
            <text:p>229</text:p>
          </table:table-cell>
          <table:table-cell table:formula="of:=SUM([.H134]+[.L134])" ns41:value-type="float" table:style-name="TL Data" office:value-type="float" office:value="453">
            <text:p>45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jk aan Zee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" office:value-type="float">
            <text:p>7</text:p>
          </table:table-cell>
          <table:table-cell table:formula="of:=SUM([.E135:.G135])" ns41:value-type="float" table:style-name="TL Data" office:value-type="float" office:value="326">
            <text:p>32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35:.K135])" ns41:value-type="float" table:style-name="TL Data" office:value-type="float" office:value="308">
            <text:p>308</text:p>
          </table:table-cell>
          <table:table-cell table:formula="of:=SUM([.H135]+[.L135])" ns41:value-type="float" table:style-name="TL Data" office:value-type="float" office:value="634">
            <text:p>63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136:.G136])" ns41:value-type="float" table:style-name="TL Data" office:value-type="float" office:value="1038">
            <text:p>1038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1" office:value-type="float">
            <text:p>91</text:p>
          </table:table-cell>
          <table:table-cell table:formula="of:=SUM([.I136:.K136])" ns41:value-type="float" table:style-name="TL Data" office:value-type="float" office:value="1106">
            <text:p>1106</text:p>
          </table:table-cell>
          <table:table-cell table:formula="of:=SUM([.H136]+[.L136])" ns41:value-type="float" table:style-name="TL Data" office:value-type="float" office:value="2144">
            <text:p>2144</text:p>
          </table:table-cell>
          <table:table-cell ns41:value-type="float" table:style-name="TL Data" office:value="2051" office:value-type="float">
            <text:p>205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37:.G137])" ns41:value-type="float" table:style-name="TL Data" office:value-type="float" office:value="532">
            <text:p>53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137:.K137])" ns41:value-type="float" table:style-name="TL Data" office:value-type="float" office:value="530">
            <text:p>530</text:p>
          </table:table-cell>
          <table:table-cell table:formula="of:=SUM([.H137]+[.L137])" ns41:value-type="float" table:style-name="TL Data" office:value-type="float" office:value="1062">
            <text:p>106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 en Noord Schermer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38:.G138])" ns41:value-type="float" table:style-name="TL Data" office:value-type="float" office:value="490">
            <text:p>49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138:.K138])" ns41:value-type="float" table:style-name="TL Data" office:value-type="float" office:value="477">
            <text:p>477</text:p>
          </table:table-cell>
          <table:table-cell table:formula="of:=SUM([.H138]+[.L138])" ns41:value-type="float" table:style-name="TL Data" office:value-type="float" office:value="967">
            <text:p>967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 Schalkwijk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E139:.G139])" ns41:value-type="float" table:style-name="TL Data" office:value-type="float" office:value="60">
            <text:p>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I139:.K139])" ns41:value-type="float" table:style-name="TL Data" office:value-type="float" office:value="64">
            <text:p>64</text:p>
          </table:table-cell>
          <table:table-cell table:formula="of:=SUM([.H139]+[.L139])" ns41:value-type="float" table:style-name="TL Data" office:value-type="float" office:value="124">
            <text:p>1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uid Scharwoude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table:formula="of:=SUM([.E140:.G140])" ns41:value-type="float" table:style-name="TL Data" office:value-type="float" office:value="345">
            <text:p>34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40:.K140])" ns41:value-type="float" table:style-name="TL Data" office:value-type="float" office:value="357">
            <text:p>357</text:p>
          </table:table-cell>
          <table:table-cell table:formula="of:=SUM([.H140]+[.L140])" ns41:value-type="float" table:style-name="TL Data" office:value-type="float" office:value="702">
            <text:p>702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141:.G141])" ns41:value-type="float" table:style-name="TL Data" office:value-type="float" office:value="653">
            <text:p>65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141:.K141])" ns41:value-type="float" table:style-name="TL Data" office:value-type="float" office:value="623">
            <text:p>623</text:p>
          </table:table-cell>
          <table:table-cell table:formula="of:=SUM([.H141]+[.L141])" ns41:value-type="float" table:style-name="TL Data" office:value-type="float" office:value="1276">
            <text:p>1276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30" office:value-type="float">
            <text:p>83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ijbecarspel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42:.G142])" ns41:value-type="float" table:style-name="TL Data" office:value-type="float" office:value="390">
            <text:p>39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42:.K142])" ns41:value-type="float" table:style-name="TL Data" office:value-type="float" office:value="385">
            <text:p>385</text:p>
          </table:table-cell>
          <table:table-cell table:formula="of:=SUM([.H142]+[.L142])" ns41:value-type="float" table:style-name="TL Data" office:value-type="float" office:value="775">
            <text:p>77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87" office:value-type="float">
            <text:p>87</text:p>
          </table:table-cell>
          <table:table-cell table:formula="of:=SUM([.E143:.G143])" ns41:value-type="float" table:style-name="TL Data" office:value-type="float" office:value="1778">
            <text:p>1778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29" office:value-type="float">
            <text:p>129</text:p>
          </table:table-cell>
          <table:table-cell table:formula="of:=SUM([.I143:.K143])" ns41:value-type="float" table:style-name="TL Data" office:value-type="float" office:value="1811">
            <text:p>1811</text:p>
          </table:table-cell>
          <table:table-cell table:formula="of:=SUM([.H143]+[.L143])" ns41:value-type="float" table:style-name="TL Data" office:value-type="float" office:value="3589">
            <text:p>3589</text:p>
          </table:table-cell>
          <table:table-cell ns41:value-type="float" table:style-name="TL Data" office:value="3077" office:value-type="float">
            <text:p>3077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<text:s text:c="7"/></text:p>
          </table:table-cell>
          <table:table-cell table:style-name="ce16"/>
          <table:table-cell table:formula="of:=SUM([.C8:.C143])" ns41:value-type="float" table:style-name="TL Data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</table:table-cell>
          <table:table-cell table:formula="of:=SUM([.D8:.D143])" ns41:value-type="float" table:style-name="TL Data" office:value-type="float" office:value="32597">
            <text:p>32597</text:p>
          </table:table-cell>
          <table:table-cell table:formula="of:=SUM([.E8:.E143])" ns41:value-type="float" table:style-name="TL Data" office:value-type="float" office:value="49805">
            <text:p>49805</text:p>
          </table:table-cell>
          <table:table-cell table:formula="of:=SUM([.F8:.F143])" ns41:value-type="float" table:style-name="TL Data" office:value-type="float" office:value="25391">
            <text:p>25391</text:p>
          </table:table-cell>
          <table:table-cell table:formula="of:=SUM([.G8:.G143])" ns41:value-type="float" table:style-name="TL Data" office:value-type="float" office:value="3171">
            <text:p>3171</text:p>
          </table:table-cell>
          <table:table-cell table:formula="of:=SUM([.H8:.H143])" ns41:value-type="float" table:style-name="TL Data" office:value-type="float" office:value="78367">
            <text:p>78367</text:p>
          </table:table-cell>
          <table:table-cell table:formula="of:=SUM([.I8:.I143])" ns41:value-type="float" table:style-name="TL Data" office:value-type="float" office:value="48021">
            <text:p>48021</text:p>
          </table:table-cell>
          <table:table-cell table:formula="of:=SUM([.J8:.J143])" ns41:value-type="float" table:style-name="TL Data" office:value-type="float" office:value="25365">
            <text:p>25365</text:p>
          </table:table-cell>
          <table:table-cell table:formula="of:=SUM([.K8:.K143])" ns41:value-type="float" table:style-name="TL Data" office:value-type="float" office:value="5957">
            <text:p>5957</text:p>
          </table:table-cell>
          <table:table-cell table:formula="of:=SUM([.L8:.L143])" ns41:value-type="float" table:style-name="TL Data" office:value-type="float" office:value="79343">
            <text:p>79343</text:p>
          </table:table-cell>
          <table:table-cell table:formula="of:=SUM([.M8:.M143])" ns41:value-type="float" table:style-name="TL Data" office:value-type="float" office:value="157710">
            <text:p>157710</text:p>
          </table:table-cell>
          <table:table-cell table:formula="of:=SUM([.N8:.N143])" ns41:value-type="float" table:style-name="TL Data" office:value-type="float" office:value="101347">
            <text:p>101347</text:p>
          </table:table-cell>
          <table:table-cell table:formula="of:=SUM([.O8:.O143])" ns41:value-type="float" table:style-name="TL Data" office:value-type="float" office:value="55230">
            <text:p>55230</text:p>
          </table:table-cell>
          <table:table-cell table:formula="of:=SUM([.P8:.P143])" ns41:value-type="float" table:style-name="TL Data" office:value-type="float" office:value="921">
            <text:p>921</text:p>
          </table:table-cell>
          <table:table-cell table:formula="of:=SUM([.Q8:.Q143])" ns41:value-type="float" table:style-name="TL Data" office:value-type="float" office:value="212">
            <text:p>21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36" office:value-type="float">
            <text:p>36</text:p>
          </table:table-cell>
          <table:table-cell ns41:value-type="float" table:style-name="ce58" office:value="37" office:value-type="float">
            <text:p>37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68" office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11"/>
          <table:table-cell/>
          <table:table-cell table:style-name="ce32" table:number-columns-repeated="11"/>
          <table:table-cell table:style-name="ce26" table:number-columns-repeated="4"/>
          <table:table-cell table:style-name="ce12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 Hieronder begrepen het garnizoen, bestaande uit 724 manschappen.</text:p>
          </table:table-cell>
          <table:table-cell table:style-name="ce17"/>
          <table:table-cell table:style-name="ce31" table:number-columns-repeated="11"/>
          <table:table-cell table:style-name="ce25" table:number-columns-repeated="4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ns41:value-type="string" table:style-name="TL Metadata" office:value-type="string">
            <text:p>2. Hieronder begrepen het garnizoen, bestaande uit 279 manschappen.</text:p>
          </table:table-cell>
          <table:table-cell table:style-name="ce12"/>
          <table:table-cell table:style-name="ce32" table:number-columns-repeated="11"/>
          <table:table-cell table:style-name="ce26" table:number-columns-repeated="4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ns41:value-type="string" table:style-name="TL Metadata" office:value-type="string">
            <text:p>3.Hieronder begrepen de equipagien van Zr. Ms. kanonneerbooten no. 36 en 69 te zamen bevattende 38 personen.'</text:p>
          </table:table-cell>
          <table:table-cell table:style-name="ce12"/>
          <table:table-cell table:style-name="ce32" table:number-columns-repeated="11"/>
          <table:table-cell table:style-name="ce26" table:number-columns-repeated="4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79"/>
          <table:table-cell table:style-name="ce13"/>
          <table:table-cell table:style-name="ce33" table:number-columns-repeated="11"/>
          <table:table-cell table:style-name="ce27" table:number-columns-repeated="4"/>
          <table:table-cell table:style-name="ce13" table:number-columns-repeated="5"/>
          <table:table-cell table:style-name="ce71"/>
          <table:table-cell table:number-columns-repeated="1001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6"/>
        <table:table-column table:style-name="co2" table:default-cell-style-name="ce6"/>
        <table:table-column table:style-name="co15" table:default-cell-style-name="ce24" table:number-columns-repeated="10"/>
        <table:table-column table:style-name="co16" table:default-cell-style-name="ce24"/>
        <table:table-column table:style-name="co15" table:default-cell-style-name="ce24" table:number-columns-repeated="3"/>
        <table:table-column table:style-name="co3" table:default-cell-style-name="ce24"/>
        <table:table-column table:style-name="co17" table:default-cell-style-name="ce6" table:number-columns-repeated="5"/>
        <table:table-column table:style-name="co18" table:default-cell-style-name="ce6"/>
        <table:table-column table:style-name="co7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5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TL ColHeader" table:number-columns-repeated="4"/>
          <table:covered-table-cell table:style-name="ce36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3" table:number-columns-repeated="4"/>
          <table:table-cell table:style-name="ce6"/>
          <table:table-cell table:style-name="ce13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OTAAL DER STEDEN</text:p>
          </table:table-cell>
          <table:table-cell table:style-name="ce72"/>
          <table:table-cell ns41:value-type="float" table:style-name="TL Data" office:value="38349" office:value-type="float">
            <text:p>38349</text:p>
          </table:table-cell>
          <table:table-cell ns41:value-type="float" table:style-name="TL Data" office:value="61801" office:value-type="float">
            <text:p>61801</text:p>
          </table:table-cell>
          <table:table-cell ns41:value-type="float" table:style-name="TL Data" office:value="80369" office:value-type="float">
            <text:p>80369</text:p>
          </table:table-cell>
          <table:table-cell ns41:value-type="float" table:style-name="TL Data" office:value="45683" office:value-type="float">
            <text:p>45683</text:p>
          </table:table-cell>
          <table:table-cell ns41:value-type="float" table:style-name="TL Data" office:value="4620" office:value-type="float">
            <text:p>4620</text:p>
          </table:table-cell>
          <table:table-cell table:formula="of:=SUM([.E8:.G8])" ns41:value-type="float" table:style-name="TL Data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</table:table-cell>
          <table:table-cell ns41:value-type="float" table:style-name="TL Data" office:value="93669" office:value-type="float">
            <text:p>93669</text:p>
          </table:table-cell>
          <table:table-cell ns41:value-type="float" table:style-name="TL Data" office:value="45596" office:value-type="float">
            <text:p>45596</text:p>
          </table:table-cell>
          <table:table-cell ns41:value-type="float" table:style-name="TL Data" office:value="15687" office:value-type="float">
            <text:p>15687</text:p>
          </table:table-cell>
          <table:table-cell table:formula="of:=SUM([.I8:.K8])" ns41:value-type="float" table:style-name="TL Data" office:value-type="float" office:value="154952">
            <text:p>154952</text:p>
          </table:table-cell>
          <table:table-cell table:formula="of:=SUM([.H8]+[.L8])" ns41:value-type="float" table:style-name="TL Data" office:value-type="float" office:value="285624">
            <text:p>285624</text:p>
          </table:table-cell>
          <table:table-cell ns41:value-type="float" table:style-name="TL Data" office:value="192656" office:value-type="float">
            <text:p>192656</text:p>
          </table:table-cell>
          <table:table-cell ns41:value-type="float" table:style-name="TL Data" office:value="67891" office:value-type="float">
            <text:p>67891</text:p>
          </table:table-cell>
          <table:table-cell ns41:value-type="float" table:style-name="TL Data" office:value="24711" office:value-type="float">
            <text:p>24711</text:p>
          </table:table-cell>
          <table:table-cell ns41:value-type="float" table:style-name="TL Data" office:value="366" office:value-type="float">
            <text:p>366</text:p>
          </table:table-cell>
          <table:table-cell ns41:value-type="string" table:style-name="ce88" office:value-type="string">
            <text:p>VT</text:p>
          </table:table-cell>
          <table:table-cell table:style-name="ce91"/>
          <table:table-cell ns41:value-type="float" table:style-name="ce91" office:value="36" office:value-type="float">
            <text:p>36</text:p>
          </table:table-cell>
          <table:table-cell ns41:value-type="float" table:style-name="ce91" office:value="37" office:value-type="float">
            <text:p>37</text:p>
          </table:table-cell>
          <table:table-cell ns41:value-type="string" table:style-name="ce91" office:value-type="string">
            <text:p>NH</text:p>
          </table:table-cell>
          <table:table-cell ns41:value-type="string" table:style-name="ce94" office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ns41:value-type="string" table:style-name="TL RowHeader" office:value-type="string">
            <text:p>TOTAAL DER STEDEN TEN PLATTEN LANDE</text:p>
          </table:table-cell>
          <table:table-cell table:style-name="ce72"/>
          <table:table-cell ns41:value-type="float" table:style-name="TL Data" office:value="25049" office:value-type="float">
            <text:p>25049</text:p>
          </table:table-cell>
          <table:table-cell ns41:value-type="float" table:style-name="TL Data" office:value="32597" office:value-type="float">
            <text:p>32597</text:p>
          </table:table-cell>
          <table:table-cell ns41:value-type="float" table:style-name="TL Data" office:value="49805" office:value-type="float">
            <text:p>49805</text:p>
          </table:table-cell>
          <table:table-cell ns41:value-type="float" table:style-name="TL Data" office:value="25391" office:value-type="float">
            <text:p>25391</text:p>
          </table:table-cell>
          <table:table-cell ns41:value-type="float" table:style-name="TL Data" office:value="3171" office:value-type="float">
            <text:p>3171</text:p>
          </table:table-cell>
          <table:table-cell table:formula="of:=SUM([.E9:.G9])" ns41:value-type="float" table:style-name="TL Data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</table:table-cell>
          <table:table-cell ns41:value-type="float" table:style-name="TL Data" office:value="48021" office:value-type="float">
            <text:p>48021</text:p>
          </table:table-cell>
          <table:table-cell ns41:value-type="float" table:style-name="TL Data" office:value="25365" office:value-type="float">
            <text:p>25365</text:p>
          </table:table-cell>
          <table:table-cell ns41:value-type="float" table:style-name="TL Data" office:value="5957" office:value-type="float">
            <text:p>5957</text:p>
          </table:table-cell>
          <table:table-cell table:formula="of:=SUM([.I9:.K9])" ns41:value-type="float" table:style-name="TL Data" office:value-type="float" office:value="79343">
            <text:p>79343</text:p>
          </table:table-cell>
          <table:table-cell table:formula="of:=SUM([.H9]+[.L9])" ns41:value-type="float" table:style-name="TL Data" office:value-type="float" office:value="157710">
            <text:p>157710</text:p>
          </table:table-cell>
          <table:table-cell ns41:value-type="float" table:style-name="TL Data" office:value="101347" office:value-type="float">
            <text:p>101347</text:p>
          </table:table-cell>
          <table:table-cell ns41:value-type="float" table:style-name="TL Data" office:value="55230" office:value-type="float">
            <text:p>55230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12" office:value-type="float">
            <text:p>212</text:p>
          </table:table-cell>
          <table:table-cell ns41:value-type="string" table:style-name="ce89" office:value-type="string">
            <text:p>VT</text:p>
          </table:table-cell>
          <table:table-cell table:style-name="ce92"/>
          <table:table-cell ns41:value-type="float" table:style-name="ce92" office:value="36" office:value-type="float">
            <text:p>36</text:p>
          </table:table-cell>
          <table:table-cell ns41:value-type="float" table:style-name="ce92" office:value="37" office:value-type="float">
            <text:p>37</text:p>
          </table:table-cell>
          <table:table-cell ns41:value-type="string" table:style-name="ce92" office:value-type="string">
            <text:p>NH</text:p>
          </table:table-cell>
          <table:table-cell ns41:value-type="string" table:style-name="ce95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72"/>
          <table:table-cell table:formula="of:=SUM([.C8:.C9])" ns41:value-type="float" table:style-name="TL Data" office:value-type="float" office:value="63398">
            <text:p>63398</text:p>
          </table:table-cell>
          <table:table-cell table:formula="of:=SUM([.D8:.D9])" ns41:value-type="float" table:style-name="TL Data" office:value-type="float" office:value="94398">
            <text:p>94398</text:p>
          </table:table-cell>
          <table:table-cell table:formula="of:=SUM([.E8:.E9])" ns41:value-type="float" table:style-name="TL Data" office:value-type="float" office:value="130174">
            <text:p>130174</text:p>
          </table:table-cell>
          <table:table-cell table:formula="of:=SUM([.F8:.F9])" ns41:value-type="float" table:style-name="TL Data" office:value-type="float" office:value="71074">
            <text:p>71074</text:p>
          </table:table-cell>
          <table:table-cell table:formula="of:=SUM([.G8:.G9])" ns41:value-type="float" table:style-name="TL Data" office:value-type="float" office:value="7791">
            <text:p>7791</text:p>
          </table:table-cell>
          <table:table-cell table:formula="of:=SUM([.H8:.H9])" ns41:value-type="float" table:style-name="TL Data" office:value-type="float" office:value="209039">
            <text:p>209039</text:p>
          </table:table-cell>
          <table:table-cell table:formula="of:=SUM([.I8:.I9])" ns41:value-type="float" table:style-name="TL Data" office:value-type="float" office:value="141690">
            <text:p>141690</text:p>
          </table:table-cell>
          <table:table-cell table:formula="of:=SUM([.J8:.J9])" ns41:value-type="float" table:style-name="TL Data" office:value-type="float" office:value="70961">
            <text:p>70961</text:p>
          </table:table-cell>
          <table:table-cell table:formula="of:=SUM([.K8:.K9])" ns41:value-type="float" table:style-name="TL Data" office:value-type="float" office:value="21644">
            <text:p>21644</text:p>
          </table:table-cell>
          <table:table-cell table:formula="of:=SUM([.L8:.L9])" ns41:value-type="float" table:style-name="TL Data" office:value-type="float" office:value="234295">
            <text:p>234295</text:p>
          </table:table-cell>
          <table:table-cell table:formula="of:=SUM([.M8:.M9])" ns41:value-type="float" table:style-name="TL Data" office:value-type="float" office:value="443334">
            <text:p>443334</text:p>
          </table:table-cell>
          <table:table-cell table:formula="of:=SUM([.N8:.N9])" ns41:value-type="float" table:style-name="TL Data" office:value-type="float" office:value="294003">
            <text:p>294003</text:p>
          </table:table-cell>
          <table:table-cell table:formula="of:=SUM([.O8:.O9])" ns41:value-type="float" table:style-name="TL Data" office:value-type="float" office:value="123121">
            <text:p>123121</text:p>
          </table:table-cell>
          <table:table-cell table:formula="of:=SUM([.P8:.P9])" ns41:value-type="float" table:style-name="TL Data" office:value-type="float" office:value="25632">
            <text:p>25632</text:p>
          </table:table-cell>
          <table:table-cell table:formula="of:=SUM([.Q8:.Q9])" ns41:value-type="float" table:style-name="TL Data" office:value-type="float" office:value="578">
            <text:p>578</text:p>
          </table:table-cell>
          <table:table-cell ns41:value-type="string" table:style-name="ce90" office:value-type="string">
            <text:p>VT</text:p>
          </table:table-cell>
          <table:table-cell table:style-name="ce93"/>
          <table:table-cell ns41:value-type="float" table:style-name="ce93" office:value="36" office:value-type="float">
            <text:p>36</text:p>
          </table:table-cell>
          <table:table-cell ns41:value-type="float" table:style-name="ce93" office:value="37" office:value-type="float">
            <text:p>37</text:p>
          </table:table-cell>
          <table:table-cell ns41:value-type="string" table:style-name="ce93" office:value-type="string">
            <text:p>NH</text:p>
          </table:table-cell>
          <table:table-cell ns41:value-type="string" table:style-name="ce96" office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72" table:number-columns-repeated="2"/>
          <table:table-cell table:style-name="ce81" table:number-columns-repeated="15"/>
          <table:table-cell table:number-columns-repeated="1007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6"/>
        <table:table-column table:style-name="co2" table:default-cell-style-name="ce6"/>
        <table:table-column table:style-name="co20" table:default-cell-style-name="ce24" table:number-columns-repeated="8"/>
        <table:table-column table:style-name="co21" table:default-cell-style-name="ce24" table:number-columns-repeated="2"/>
        <table:table-column table:style-name="co22" table:default-cell-style-name="ce24"/>
        <table:table-column table:style-name="co21" table:default-cell-style-name="ce24" table:number-columns-repeated="2"/>
        <table:table-column table:style-name="co23" table:default-cell-style-name="ce24" table:number-columns-repeated="2"/>
        <table:table-column table:style-name="co13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29"/>
          <table:table-cell table:style-name="ce2"/>
          <table:table-cell table:style-name="ce72" table:number-columns-repeated="1007"/>
        </table:table-row>
        <table:table-row table:style-name="ro1">
          <table:table-cell table:style-name="ce2" table:number-columns-repeated="17"/>
          <table:table-cell table:style-name="ce12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110"/>
          <table:table-cell ns41:value-type="string" table:number-rows-spanned="4" table:style-name="ce18" table:number-columns-spanned="1" office:value-type="string">
            <text:p>Telling</text:p>
          </table:table-cell>
          <table:table-cell ns41:value-type="string" table:number-rows-spanned="4" table:style-name="ce120" table:number-columns-spanned="1" office:value-type="string">
            <text:p>Tabel</text:p>
          </table:table-cell>
          <table:table-cell ns41:value-type="string" table:number-rows-spanned="4" table:style-name="ce120" table:number-columns-spanned="1" office:value-type="string">
            <text:p>Pagina links</text:p>
          </table:table-cell>
          <table:table-cell ns41:value-type="string" table:number-rows-spanned="4" table:style-name="ce126" table:number-columns-spanned="1" office:value-type="string">
            <text:p>Pagina rechts</text:p>
          </table:table-cell>
          <table:table-cell ns41:value-type="string" table:number-rows-spanned="4" table:style-name="ce120" table:number-columns-spanned="1" office:value-type="string">
            <text:p>Provincie</text:p>
          </table:table-cell>
          <table:table-cell ns41:value-type="string" table:number-rows-spanned="4" table:style-name="ce130" table:number-columns-spanned="1" office:value-type="string">
            <text:p>Image nr</text:p>
          </table:table-cell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2"/>
          <table:covered-table-cell table:style-name="ce107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111"/>
          <table:covered-table-cell table:style-name="ce19"/>
          <table:covered-table-cell table:style-name="ce121" table:number-columns-repeated="2"/>
          <table:covered-table-cell table:style-name="ce127"/>
          <table:covered-table-cell table:style-name="ce121"/>
          <table:covered-table-cell table:style-name="ce131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19"/>
          <table:covered-table-cell table:style-name="ce121" table:number-columns-repeated="2"/>
          <table:covered-table-cell table:style-name="ce127"/>
          <table:covered-table-cell table:style-name="ce121"/>
          <table:covered-table-cell table:style-name="ce131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8">
          <table:covered-table-cell table:style-name="ce5"/>
          <table:table-cell table:style-name="ce2"/>
          <table:covered-table-cell table:style-name="ce104"/>
          <table:covered-table-cell table:style-name="TL ColHeader" table:number-columns-repeated="2"/>
          <table:covered-table-cell table:style-name="ce108"/>
          <table:covered-table-cell table:style-name="TL ColHeader" table:number-columns-repeated="3"/>
          <table:covered-table-cell table:style-name="ce113"/>
          <table:covered-table-cell table:style-name="ce20"/>
          <table:covered-table-cell table:style-name="ce122" table:number-columns-repeated="2"/>
          <table:covered-table-cell table:style-name="ce128"/>
          <table:covered-table-cell table:style-name="ce122"/>
          <table:covered-table-cell table:style-name="ce132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1">
          <table:table-cell table:style-name="ce72" table:number-columns-repeated="10"/>
          <table:table-cell table:style-name="ce6" table:number-columns-repeated="7"/>
          <table:table-cell table:style-name="ce12" table:number-columns-repeated="8"/>
          <table:table-cell table:number-columns-repeated="999"/>
        </table:table-row>
        <table:table-row table:style-name="ro5">
          <table:table-cell ns41:value-type="string" table:style-name="TL RowHeader" office:value-type="string">
            <text:p>Beneden het jaar</text:p>
          </table:table-cell>
          <table:table-cell table:style-name="ce72"/>
          <table:table-cell ns41:value-type="float" table:style-name="TL Data" office:value="5720" office:value-type="float">
            <text:p>5720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5720">
            <text:p>5720</text:p>
          </table:table-cell>
          <table:table-cell ns41:value-type="float" table:style-name="TL Data" office:value="5891" office:value-type="float">
            <text:p>5891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5891">
            <text:p>5891</text:p>
          </table:table-cell>
          <table:table-cell ns41:value-type="string" table:style-name="ce117" office:value-type="string">
            <text:p>VT</text:p>
          </table:table-cell>
          <table:table-cell table:style-name="ce123"/>
          <table:table-cell ns41:value-type="float" table:style-name="ce123" office:value="38" office:value-type="float">
            <text:p>38</text:p>
          </table:table-cell>
          <table:table-cell ns41:value-type="float" table:style-name="ce123" office:value="39" office:value-type="float">
            <text:p>39</text:p>
          </table:table-cell>
          <table:table-cell ns41:value-type="string" table:style-name="ce123" office:value-type="string">
            <text:p>NH</text:p>
          </table:table-cell>
          <table:table-cell ns41:value-type="string" table:style-name="ce133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 tot 2 jaar</text:p>
          </table:table-cell>
          <table:table-cell table:style-name="ce72"/>
          <table:table-cell ns41:value-type="float" table:style-name="TL Data" office:value="7307" office:value-type="float">
            <text:p>7307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7307">
            <text:p>7307</text:p>
          </table:table-cell>
          <table:table-cell ns41:value-type="float" table:style-name="TL Data" office:value="7356" office:value-type="float">
            <text:p>7356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7356">
            <text:p>735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 tot 3 jaar</text:p>
          </table:table-cell>
          <table:table-cell table:style-name="ce72"/>
          <table:table-cell ns41:value-type="float" table:style-name="TL Data" office:value="5683" office:value-type="float">
            <text:p>5683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5683">
            <text:p>5683</text:p>
          </table:table-cell>
          <table:table-cell ns41:value-type="float" table:style-name="TL Data" office:value="5807" office:value-type="float">
            <text:p>5807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5807">
            <text:p>580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 tot 4 jaar</text:p>
          </table:table-cell>
          <table:table-cell table:style-name="ce72"/>
          <table:table-cell ns41:value-type="float" table:style-name="TL Data" office:value="5389" office:value-type="float">
            <text:p>5389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5389">
            <text:p>5389</text:p>
          </table:table-cell>
          <table:table-cell ns41:value-type="float" table:style-name="TL Data" office:value="5345" office:value-type="float">
            <text:p>5345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5345">
            <text:p>534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 tot 5 jaar</text:p>
          </table:table-cell>
          <table:table-cell table:style-name="ce72"/>
          <table:table-cell ns41:value-type="float" table:style-name="TL Data" office:value="4967" office:value-type="float">
            <text:p>4967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4967">
            <text:p>4967</text:p>
          </table:table-cell>
          <table:table-cell ns41:value-type="float" table:style-name="TL Data" office:value="5182" office:value-type="float">
            <text:p>5182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5182">
            <text:p>5182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 tot 6 jaar</text:p>
          </table:table-cell>
          <table:table-cell table:style-name="ce72"/>
          <table:table-cell ns41:value-type="float" table:style-name="TL Data" office:value="4975" office:value-type="float">
            <text:p>4975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4975">
            <text:p>4975</text:p>
          </table:table-cell>
          <table:table-cell ns41:value-type="float" table:style-name="TL Data" office:value="5110" office:value-type="float">
            <text:p>5110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5110">
            <text:p>511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 tot 8 jaar</text:p>
          </table:table-cell>
          <table:table-cell table:style-name="ce72"/>
          <table:table-cell ns41:value-type="float" table:style-name="TL Data" office:value="9287" office:value-type="float">
            <text:p>9287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9287">
            <text:p>9287</text:p>
          </table:table-cell>
          <table:table-cell ns41:value-type="float" table:style-name="TL Data" office:value="9034" office:value-type="float">
            <text:p>9034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9034">
            <text:p>903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 tot 10 jaar</text:p>
          </table:table-cell>
          <table:table-cell table:style-name="ce72"/>
          <table:table-cell ns41:value-type="float" table:style-name="TL Data" office:value="9746" office:value-type="float">
            <text:p>9746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9746">
            <text:p>9746</text:p>
          </table:table-cell>
          <table:table-cell ns41:value-type="float" table:style-name="TL Data" office:value="9526" office:value-type="float">
            <text:p>9526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9526">
            <text:p>952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 tot 12 jaar</text:p>
          </table:table-cell>
          <table:table-cell table:style-name="ce72"/>
          <table:table-cell ns41:value-type="float" table:style-name="TL Data" office:value="9181" office:value-type="float">
            <text:p>9181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9181">
            <text:p>9181</text:p>
          </table:table-cell>
          <table:table-cell ns41:value-type="float" table:style-name="TL Data" office:value="9140" office:value-type="float">
            <text:p>9140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9140">
            <text:p>914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2 tot 14 jaar</text:p>
          </table:table-cell>
          <table:table-cell table:style-name="ce72"/>
          <table:table-cell ns41:value-type="float" table:style-name="TL Data" office:value="8727" office:value-type="float">
            <text:p>8727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8727">
            <text:p>8727</text:p>
          </table:table-cell>
          <table:table-cell ns41:value-type="float" table:style-name="TL Data" office:value="8775" office:value-type="float">
            <text:p>8775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8775">
            <text:p>877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4 tot 16 jaar</text:p>
          </table:table-cell>
          <table:table-cell table:style-name="ce72"/>
          <table:table-cell ns41:value-type="float" table:style-name="TL Data" office:value="9447" office:value-type="float">
            <text:p>9447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9447">
            <text:p>9447</text:p>
          </table:table-cell>
          <table:table-cell ns41:value-type="float" table:style-name="TL Data" office:value="9233" office:value-type="float">
            <text:p>9233</text:p>
          </table:table-cell>
          <table:table-cell table:style-name="TL Data" table:number-columns-repeated="2"/>
          <table:table-cell table:formula="of:=SUM([.G18:.I18])" ns41:value-type="float" table:style-name="TL Data" office:value-type="float" office:value="9233">
            <text:p>923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6 tot 20 jaar</text:p>
          </table:table-cell>
          <table:table-cell table:style-name="ce72"/>
          <table:table-cell ns41:value-type="float" table:style-name="TL Data" office:value="16618" office:value-type="float">
            <text:p>166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table:formula="of:=SUM([.C19:.E19])" ns41:value-type="float" table:style-name="TL Data" office:value-type="float" office:value="16747">
            <text:p>16747</text:p>
          </table:table-cell>
          <table:table-cell ns41:value-type="float" table:style-name="TL Data" office:value="17589" office:value-type="float">
            <text:p>1758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8" office:value-type="float">
            <text:p>8</text:p>
          </table:table-cell>
          <table:table-cell table:formula="of:=SUM([.G19:.I19])" ns41:value-type="float" table:style-name="TL Data" office:value-type="float" office:value="17940">
            <text:p>1794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0 tot 25 jaar</text:p>
          </table:table-cell>
          <table:table-cell table:style-name="ce72"/>
          <table:table-cell ns41:value-type="float" table:style-name="TL Data" office:value="15276" office:value-type="float">
            <text:p>15276</text:p>
          </table:table-cell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C20:.E20])" ns41:value-type="float" table:style-name="TL Data" office:value-type="float" office:value="17840">
            <text:p>17840</text:p>
          </table:table-cell>
          <table:table-cell ns41:value-type="float" table:style-name="TL Data" office:value="16719" office:value-type="float">
            <text:p>16719</text:p>
          </table:table-cell>
          <table:table-cell ns41:value-type="float" table:style-name="TL Data" office:value="4289" office:value-type="float">
            <text:p>4289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G20:.I20])" ns41:value-type="float" table:style-name="TL Data" office:value-type="float" office:value="21116">
            <text:p>2111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5 tot 30 jaar</text:p>
          </table:table-cell>
          <table:table-cell table:style-name="ce72"/>
          <table:table-cell ns41:value-type="float" table:style-name="TL Data" office:value="7792" office:value-type="float">
            <text:p>7792</text:p>
          </table:table-cell>
          <table:table-cell ns41:value-type="float" table:style-name="TL Data" office:value="7759" office:value-type="float">
            <text:p>7759</text:p>
          </table:table-cell>
          <table:table-cell ns41:value-type="float" table:style-name="TL Data" office:value="168" office:value-type="float">
            <text:p>168</text:p>
          </table:table-cell>
          <table:table-cell table:formula="of:=SUM([.C21:.E21])" ns41:value-type="float" table:style-name="TL Data" office:value-type="float" office:value="15719">
            <text:p>15719</text:p>
          </table:table-cell>
          <table:table-cell ns41:value-type="float" table:style-name="TL Data" office:value="8780" office:value-type="float">
            <text:p>8780</text:p>
          </table:table-cell>
          <table:table-cell ns41:value-type="float" table:style-name="TL Data" office:value="9484" office:value-type="float">
            <text:p>9484</text:p>
          </table:table-cell>
          <table:table-cell ns41:value-type="float" table:style-name="TL Data" office:value="287" office:value-type="float">
            <text:p>287</text:p>
          </table:table-cell>
          <table:table-cell table:formula="of:=SUM([.G21:.I21])" ns41:value-type="float" table:style-name="TL Data" office:value-type="float" office:value="18551">
            <text:p>18551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0 tot 35 jaar</text:p>
          </table:table-cell>
          <table:table-cell table:style-name="ce72"/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10157" office:value-type="float">
            <text:p>10157</text:p>
          </table:table-cell>
          <table:table-cell ns41:value-type="float" table:style-name="TL Data" office:value="241" office:value-type="float">
            <text:p>241</text:p>
          </table:table-cell>
          <table:table-cell table:formula="of:=SUM([.C22:.E22])" ns41:value-type="float" table:style-name="TL Data" office:value-type="float" office:value="13716">
            <text:p>13716</text:p>
          </table:table-cell>
          <table:table-cell ns41:value-type="float" table:style-name="TL Data" office:value="4533" office:value-type="float">
            <text:p>4533</text:p>
          </table:table-cell>
          <table:table-cell ns41:value-type="float" table:style-name="TL Data" office:value="10791" office:value-type="float">
            <text:p>10791</text:p>
          </table:table-cell>
          <table:table-cell ns41:value-type="float" table:style-name="TL Data" office:value="611" office:value-type="float">
            <text:p>611</text:p>
          </table:table-cell>
          <table:table-cell table:formula="of:=SUM([.G22:.I22])" ns41:value-type="float" table:style-name="TL Data" office:value-type="float" office:value="15935">
            <text:p>1593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5 tot 40 jaar</text:p>
          </table:table-cell>
          <table:table-cell table:style-name="ce72"/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11552" office:value-type="float">
            <text:p>11552</text:p>
          </table:table-cell>
          <table:table-cell ns41:value-type="float" table:style-name="TL Data" office:value="418" office:value-type="float">
            <text:p>418</text:p>
          </table:table-cell>
          <table:table-cell table:formula="of:=SUM([.C23:.E23])" ns41:value-type="float" table:style-name="TL Data" office:value-type="float" office:value="14122">
            <text:p>14122</text:p>
          </table:table-cell>
          <table:table-cell ns41:value-type="float" table:style-name="TL Data" office:value="3398" office:value-type="float">
            <text:p>3398</text:p>
          </table:table-cell>
          <table:table-cell ns41:value-type="float" table:style-name="TL Data" office:value="11322" office:value-type="float">
            <text:p>11322</text:p>
          </table:table-cell>
          <table:table-cell ns41:value-type="float" table:style-name="TL Data" office:value="1154" office:value-type="float">
            <text:p>1154</text:p>
          </table:table-cell>
          <table:table-cell table:formula="of:=SUM([.G23:.I23])" ns41:value-type="float" table:style-name="TL Data" office:value-type="float" office:value="15874">
            <text:p>1587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0 tot 45 jaar</text:p>
          </table:table-cell>
          <table:table-cell table:style-name="ce72"/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0163" office:value-type="float">
            <text:p>10163</text:p>
          </table:table-cell>
          <table:table-cell ns41:value-type="float" table:style-name="TL Data" office:value="505" office:value-type="float">
            <text:p>505</text:p>
          </table:table-cell>
          <table:table-cell table:formula="of:=SUM([.C24:.E24])" ns41:value-type="float" table:style-name="TL Data" office:value-type="float" office:value="11917">
            <text:p>11917</text:p>
          </table:table-cell>
          <table:table-cell ns41:value-type="float" table:style-name="TL Data" office:value="2503" office:value-type="float">
            <text:p>2503</text:p>
          </table:table-cell>
          <table:table-cell ns41:value-type="float" table:style-name="TL Data" office:value="9647" office:value-type="float">
            <text:p>9647</text:p>
          </table:table-cell>
          <table:table-cell ns41:value-type="float" table:style-name="TL Data" office:value="1626" office:value-type="float">
            <text:p>1626</text:p>
          </table:table-cell>
          <table:table-cell table:formula="of:=SUM([.G24:.I24])" ns41:value-type="float" table:style-name="TL Data" office:value-type="float" office:value="13776">
            <text:p>1377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5 tot 50 jaar</text:p>
          </table:table-cell>
          <table:table-cell table:style-name="ce72"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470" office:value-type="float">
            <text:p>8470</text:p>
          </table:table-cell>
          <table:table-cell ns41:value-type="float" table:style-name="TL Data" office:value="650" office:value-type="float">
            <text:p>650</text:p>
          </table:table-cell>
          <table:table-cell table:formula="of:=SUM([.C25:.E25])" ns41:value-type="float" table:style-name="TL Data" office:value-type="float" office:value="10117">
            <text:p>10117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TL Data" office:value="8422" office:value-type="float">
            <text:p>8422</text:p>
          </table:table-cell>
          <table:table-cell ns41:value-type="float" table:style-name="TL Data" office:value="2122" office:value-type="float">
            <text:p>2122</text:p>
          </table:table-cell>
          <table:table-cell table:formula="of:=SUM([.G25:.I25])" ns41:value-type="float" table:style-name="TL Data" office:value-type="float" office:value="12569">
            <text:p>12569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0 tot 53 jaar</text:p>
          </table:table-cell>
          <table:table-cell table:style-name="ce72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34" office:value-type="float">
            <text:p>4734</text:p>
          </table:table-cell>
          <table:table-cell ns41:value-type="float" table:style-name="TL Data" office:value="490" office:value-type="float">
            <text:p>490</text:p>
          </table:table-cell>
          <table:table-cell table:formula="of:=SUM([.C26:.E26])" ns41:value-type="float" table:style-name="TL Data" office:value-type="float" office:value="5724">
            <text:p>5724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4402" office:value-type="float">
            <text:p>4402</text:p>
          </table:table-cell>
          <table:table-cell ns41:value-type="float" table:style-name="TL Data" office:value="1653" office:value-type="float">
            <text:p>1653</text:p>
          </table:table-cell>
          <table:table-cell table:formula="of:=SUM([.G26:.I26])" ns41:value-type="float" table:style-name="TL Data" office:value-type="float" office:value="7227">
            <text:p>722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3 tot 56 jaar</text:p>
          </table:table-cell>
          <table:table-cell table:style-name="ce72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892" office:value-type="float">
            <text:p>3892</text:p>
          </table:table-cell>
          <table:table-cell ns41:value-type="float" table:style-name="TL Data" office:value="478" office:value-type="float">
            <text:p>478</text:p>
          </table:table-cell>
          <table:table-cell table:formula="of:=SUM([.C27:.E27])" ns41:value-type="float" table:style-name="TL Data" office:value-type="float" office:value="4764">
            <text:p>4764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3415" office:value-type="float">
            <text:p>3415</text:p>
          </table:table-cell>
          <table:table-cell ns41:value-type="float" table:style-name="TL Data" office:value="1731" office:value-type="float">
            <text:p>1731</text:p>
          </table:table-cell>
          <table:table-cell table:formula="of:=SUM([.G27:.I27])" ns41:value-type="float" table:style-name="TL Data" office:value-type="float" office:value="6056">
            <text:p>605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6 tot 59 jaar</text:p>
          </table:table-cell>
          <table:table-cell table:style-name="ce72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647" office:value-type="float">
            <text:p>2647</text:p>
          </table:table-cell>
          <table:table-cell ns41:value-type="float" table:style-name="TL Data" office:value="459" office:value-type="float">
            <text:p>459</text:p>
          </table:table-cell>
          <table:table-cell table:formula="of:=SUM([.C28:.E28])" ns41:value-type="float" table:style-name="TL Data" office:value-type="float" office:value="3386">
            <text:p>3386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1393" office:value-type="float">
            <text:p>1393</text:p>
          </table:table-cell>
          <table:table-cell table:formula="of:=SUM([.G28:.I28])" ns41:value-type="float" table:style-name="TL Data" office:value-type="float" office:value="4363">
            <text:p>436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9 tot 62 jaar</text:p>
          </table:table-cell>
          <table:table-cell table:style-name="ce72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05" office:value-type="float">
            <text:p>2405</text:p>
          </table:table-cell>
          <table:table-cell ns41:value-type="float" table:style-name="TL Data" office:value="530" office:value-type="float">
            <text:p>530</text:p>
          </table:table-cell>
          <table:table-cell table:formula="of:=SUM([.C29:.E29])" ns41:value-type="float" table:style-name="TL Data" office:value-type="float" office:value="3193">
            <text:p>319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1688" office:value-type="float">
            <text:p>1688</text:p>
          </table:table-cell>
          <table:table-cell table:formula="of:=SUM([.G29:.I29])" ns41:value-type="float" table:style-name="TL Data" office:value-type="float" office:value="4226">
            <text:p>422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2 tot 65 jaar</text:p>
          </table:table-cell>
          <table:table-cell table:style-name="ce7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588" office:value-type="float">
            <text:p>588</text:p>
          </table:table-cell>
          <table:table-cell table:formula="of:=SUM([.C30:.E30])" ns41:value-type="float" table:style-name="TL Data" office:value-type="float" office:value="2676">
            <text:p>267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1612" office:value-type="float">
            <text:p>1612</text:p>
          </table:table-cell>
          <table:table-cell table:formula="of:=SUM([.G30:.I30])" ns41:value-type="float" table:style-name="TL Data" office:value-type="float" office:value="3643">
            <text:p>364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5 tot 67 jaar</text:p>
          </table:table-cell>
          <table:table-cell table:style-name="ce7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432" office:value-type="float">
            <text:p>432</text:p>
          </table:table-cell>
          <table:table-cell table:formula="of:=SUM([.C31:.E31])" ns41:value-type="float" table:style-name="TL Data" office:value-type="float" office:value="1690">
            <text:p>1690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184" office:value-type="float">
            <text:p>1184</text:p>
          </table:table-cell>
          <table:table-cell table:formula="of:=SUM([.G31:.I31])" ns41:value-type="float" table:style-name="TL Data" office:value-type="float" office:value="2452">
            <text:p>2452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7 tot 69 jaar</text:p>
          </table:table-cell>
          <table:table-cell table:style-name="ce7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405" office:value-type="float">
            <text:p>405</text:p>
          </table:table-cell>
          <table:table-cell table:formula="of:=SUM([.C32:.E32])" ns41:value-type="float" table:style-name="TL Data" office:value-type="float" office:value="1459">
            <text:p>145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136" office:value-type="float">
            <text:p>1136</text:p>
          </table:table-cell>
          <table:table-cell table:formula="of:=SUM([.G32:.I32])" ns41:value-type="float" table:style-name="TL Data" office:value-type="float" office:value="2110">
            <text:p>211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9 tot 71 jaar</text:p>
          </table:table-cell>
          <table:table-cell table:style-name="ce7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431" office:value-type="float">
            <text:p>431</text:p>
          </table:table-cell>
          <table:table-cell table:formula="of:=SUM([.C33:.E33])" ns41:value-type="float" table:style-name="TL Data" office:value-type="float" office:value="1351">
            <text:p>135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198" office:value-type="float">
            <text:p>1198</text:p>
          </table:table-cell>
          <table:table-cell table:formula="of:=SUM([.G33:.I33])" ns41:value-type="float" table:style-name="TL Data" office:value-type="float" office:value="2012">
            <text:p>2012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1 tot 73 jaar</text:p>
          </table:table-cell>
          <table:table-cell table:style-name="ce72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89" office:value-type="float">
            <text:p>389</text:p>
          </table:table-cell>
          <table:table-cell table:formula="of:=SUM([.C34:.E34])" ns41:value-type="float" table:style-name="TL Data" office:value-type="float" office:value="1020">
            <text:p>102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30" office:value-type="float">
            <text:p>930</text:p>
          </table:table-cell>
          <table:table-cell table:formula="of:=SUM([.G34:.I34])" ns41:value-type="float" table:style-name="TL Data" office:value-type="float" office:value="1479">
            <text:p>1479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3 tot 75 jaar</text:p>
          </table:table-cell>
          <table:table-cell table:style-name="ce7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94" office:value-type="float">
            <text:p>394</text:p>
          </table:table-cell>
          <table:table-cell table:formula="of:=SUM([.C35:.E35])" ns41:value-type="float" table:style-name="TL Data" office:value-type="float" office:value="886">
            <text:p>88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836" office:value-type="float">
            <text:p>836</text:p>
          </table:table-cell>
          <table:table-cell table:formula="of:=SUM([.G35:.I35])" ns41:value-type="float" table:style-name="TL Data" office:value-type="float" office:value="1263">
            <text:p>126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5 tot 77 jaar</text:p>
          </table:table-cell>
          <table:table-cell table:style-name="ce7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24" office:value-type="float">
            <text:p>324</text:p>
          </table:table-cell>
          <table:table-cell table:formula="of:=SUM([.C36:.E36])" ns41:value-type="float" table:style-name="TL Data" office:value-type="float" office:value="694">
            <text:p>69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68" office:value-type="float">
            <text:p>668</text:p>
          </table:table-cell>
          <table:table-cell table:formula="of:=SUM([.G36:.I36])" ns41:value-type="float" table:style-name="TL Data" office:value-type="float" office:value="1013">
            <text:p>101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7 tot 79 jaar</text:p>
          </table:table-cell>
          <table:table-cell table:style-name="ce7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16" office:value-type="float">
            <text:p>216</text:p>
          </table:table-cell>
          <table:table-cell table:formula="of:=SUM([.C37:.E37])" ns41:value-type="float" table:style-name="TL Data" office:value-type="float" office:value="430">
            <text:p>43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30" office:value-type="float">
            <text:p>530</text:p>
          </table:table-cell>
          <table:table-cell table:formula="of:=SUM([.G37:.I37])" ns41:value-type="float" table:style-name="TL Data" office:value-type="float" office:value="725">
            <text:p>72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9 tot 81 jaar</text:p>
          </table:table-cell>
          <table:table-cell table:style-name="ce7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9" office:value-type="float">
            <text:p>209</text:p>
          </table:table-cell>
          <table:table-cell table:formula="of:=SUM([.C38:.E38])" ns41:value-type="float" table:style-name="TL Data" office:value-type="float" office:value="403">
            <text:p>403</text:p>
          </table:table-cell>
          <table:table-cell ns41:value-type="float" office:value="77" table:style-name="TL Data" table:number-columns-repeated="2" office:value-type="float">
            <text:p>77</text:p>
          </table:table-cell>
          <table:table-cell ns41:value-type="float" table:style-name="TL Data" office:value="431" office:value-type="float">
            <text:p>431</text:p>
          </table:table-cell>
          <table:table-cell table:formula="of:=SUM([.G38:.I38])" ns41:value-type="float" table:style-name="TL Data" office:value-type="float" office:value="585">
            <text:p>58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1 tot 83 jaar</text:p>
          </table:table-cell>
          <table:table-cell table:style-name="ce7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C39:.E39])" ns41:value-type="float" table:style-name="TL Data" office:value-type="float" office:value="271">
            <text:p>2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6" office:value-type="float">
            <text:p>246</text:p>
          </table:table-cell>
          <table:table-cell table:formula="of:=SUM([.G39:.I39])" ns41:value-type="float" table:style-name="TL Data" office:value-type="float" office:value="326">
            <text:p>32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3 tot 85 jaar</text:p>
          </table:table-cell>
          <table:table-cell table:style-name="ce7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C40:.E40])" ns41:value-type="float" table:style-name="TL Data" office:value-type="float" office:value="169">
            <text:p>16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G40:.I40])" ns41:value-type="float" table:style-name="TL Data" office:value-type="float" office:value="256">
            <text:p>25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5 tot 87 jaar</text:p>
          </table:table-cell>
          <table:table-cell table:style-name="ce7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3" office:value-type="float">
            <text:p>83</text:p>
          </table:table-cell>
          <table:table-cell table:formula="of:=SUM([.C41:.E41])" ns41:value-type="float" table:style-name="TL Data" office:value-type="float" office:value="123">
            <text:p>1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G41:.I41])" ns41:value-type="float" table:style-name="TL Data" office:value-type="float" office:value="189">
            <text:p>189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7 tot 89 jaar</text:p>
          </table:table-cell>
          <table:table-cell table:style-name="ce7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3" office:value-type="float">
            <text:p>43</text:p>
          </table:table-cell>
          <table:table-cell table:formula="of:=SUM([.C42:.E42])" ns41:value-type="float" table:style-name="TL Data" office:value-type="float" office:value="75">
            <text:p>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" office:value-type="float">
            <text:p>66</text:p>
          </table:table-cell>
          <table:table-cell table:formula="of:=SUM([.G42:.I42])" ns41:value-type="float" table:style-name="TL Data" office:value-type="float" office:value="87">
            <text:p>8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9 tot 90 jaar</text:p>
          </table:table-cell>
          <table:table-cell table:style-name="ce7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43:.E43])" ns41:value-type="float" table:style-name="TL Data" office:value-type="float" office:value="17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formula="of:=SUM([.G43:.I43])" ns41:value-type="float" table:style-name="TL Data" office:value-type="float" office:value="43">
            <text:p>4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0 tot 91 jaar</text:p>
          </table:table-cell>
          <table:table-cell table:style-name="ce7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formula="of:=SUM([.C44:.E44])" ns41:value-type="float" table:style-name="TL Data" office:value-type="float" office:value="14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formula="of:=SUM([.G44:.I44])" ns41:value-type="float" table:style-name="TL Data" office:value-type="float" office:value="25">
            <text:p>2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1 tot 92 jaar</text:p>
          </table:table-cell>
          <table:table-cell table:style-name="ce72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formula="of:=SUM([.C45:.E45])" ns41:value-type="float" table:style-name="TL Data" office:value-type="float" office:value="7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formula="of:=SUM([.G45:.I45])" ns41:value-type="float" table:style-name="TL Data" office:value-type="float" office:value="14">
            <text:p>1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2 tot 93 jaar</text:p>
          </table:table-cell>
          <table:table-cell table:style-name="ce7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46:.E46])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formula="of:=SUM([.G46:.I46])" ns41:value-type="float" table:style-name="TL Data" office:value-type="float" office:value="11">
            <text:p>11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3 tot 94 jaar</text:p>
          </table:table-cell>
          <table:table-cell table:style-name="ce7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7:.E47])" ns41:value-type="float" table:style-name="TL Data" office:value-type="float" office:value="3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formula="of:=SUM([.G47:.I47])" ns41:value-type="float" table:style-name="TL Data" office:value-type="float" office:value="4">
            <text:p>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4 tot 95 jaar</text:p>
          </table:table-cell>
          <table:table-cell table:style-name="ce7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48:.E48])" ns41:value-type="float" table:style-name="TL Data" office:value-type="float" office:value="9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G48:.I48])" ns41:value-type="float" table:style-name="TL Data" office:value-type="float" office:value="4">
            <text:p>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5 tot 96 jaar</text:p>
          </table:table-cell>
          <table:table-cell table:style-name="ce7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formula="of:=SUM([.C49:.E49])" ns41:value-type="float" table:style-name="TL Data" office:value-type="float" office:value="8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SUM([.G49:.I49])" ns41:value-type="float" table:style-name="TL Data" office:value-type="float" office:value="7">
            <text:p>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6 tot 97 jaar</text:p>
          </table:table-cell>
          <table:table-cell table:style-name="ce72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50:.E50])" ns41:value-type="float" table:style-name="TL Data" office:value-type="float" office:value="5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SUM([.G50:.I50])" ns41:value-type="float" table:style-name="TL Data" office:value-type="float" office:value="5">
            <text:p>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7 tot 98 jaar</text:p>
          </table:table-cell>
          <table:table-cell table:style-name="ce72"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51:.E51])" ns41:value-type="float" table:style-name="TL Data" office:value-type="float" office:value="3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G51:.I51])" ns41:value-type="float" table:style-name="TL Data" office:value-type="float" office:value="4">
            <text:p>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8 tot 99 jaar</text:p>
          </table:table-cell>
          <table:table-cell table:style-name="ce72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52:.E52])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G52:.I52])" ns41:value-type="float" table:style-name="TL Data" office:value-type="float" office:value="3">
            <text:p>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9 tot 100 jaar</text:p>
          </table:table-cell>
          <table:table-cell table:style-name="ce7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3:.E53])" ns41:value-type="float" table:style-name="TL Data" office:value-type="float" office:value="3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G53:.I53])" ns41:value-type="float" table:style-name="TL Data" office:value-type="float" office:value="3">
            <text:p>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0 enz.</text:p>
          </table:table-cell>
          <table:table-cell table:style-name="ce72"/>
          <table:table-cell table:style-name="TL Data"/>
          <table:table-cell table:style-name="TL Data" table:number-columns-repeated="2"/>
          <table:table-cell table:formula="of:=SUM([.C54:.E5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4:.I54])" ns41:value-type="float" table:style-name="TL Data" office:value-type="float" office:value="0">
            <text:p>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72"/>
          <table:table-cell table:formula="of:=SUM([.C8:.C54])" ns41:value-type="float" table:style-name="TL Data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</table:table-cell>
          <table:table-cell table:formula="of:=SUM([.D8:.D54])" ns41:value-type="float" table:style-name="TL Data" office:value-type="float" office:value="71074">
            <text:p>71074</text:p>
          </table:table-cell>
          <table:table-cell table:formula="of:=SUM([.E8:.E54])" ns41:value-type="float" table:style-name="TL Data" office:value-type="float" office:value="7791">
            <text:p>7791</text:p>
          </table:table-cell>
          <table:table-cell table:formula="of:=SUM([.F8:.F54])" ns41:value-type="float" table:style-name="TL Data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</table:table-cell>
          <table:table-cell table:formula="of:=SUM([.G8:.G54])" ns41:value-type="float" table:style-name="TL Data" office:value-type="float" office:value="141690">
            <text:p>141690</text:p>
          </table:table-cell>
          <table:table-cell table:formula="of:=SUM([.H8:.H54])" ns41:value-type="float" table:style-name="TL Data" office:value-type="float" office:value="70961">
            <text:p>70961</text:p>
          </table:table-cell>
          <table:table-cell table:formula="of:=SUM([.I8:.I54])" ns41:value-type="float" table:style-name="TL Data" office:value-type="float" office:value="21644">
            <text:p>21644</text:p>
          </table:table-cell>
          <table:table-cell table:formula="of:=SUM([.J8:.J54])" ns41:value-type="float" table:style-name="TL Data" office:value-type="float" office:value="234295">
            <text:p>234295</text:p>
          </table:table-cell>
          <table:table-cell ns41:value-type="string" table:style-name="ce119" office:value-type="string">
            <text:p>VT</text:p>
          </table:table-cell>
          <table:table-cell table:style-name="ce125"/>
          <table:table-cell ns41:value-type="float" table:style-name="ce125" office:value="38" office:value-type="float">
            <text:p>38</text:p>
          </table:table-cell>
          <table:table-cell ns41:value-type="float" table:style-name="ce125" office:value="39" office:value-type="float">
            <text:p>39</text:p>
          </table:table-cell>
          <table:table-cell ns41:value-type="string" table:style-name="ce125" office:value-type="string">
            <text:p>NH</text:p>
          </table:table-cell>
          <table:table-cell ns41:value-type="string" table:style-name="ce135" office:value-type="string">
            <text:p>39_0086</text:p>
          </table:table-cell>
          <table:table-cell table:style-name="ce137"/>
          <table:table-cell table:style-name="ce16" table:number-columns-repeated="1007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12" table:number-columns-repeated="2"/>
          <table:table-cell table:style-name="ce26" table:number-columns-repeated="14"/>
          <table:table-cell table:number-columns-repeated="1008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